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25802" calcext:value-type="float">
            <text:p>0.0225802</text:p>
          </table:table-cell>
          <table:table-cell table:formula="of:=IF([.B2]=0;0;IF([.B2]=1;1;LN([.B2]/(1-[.B2]))+0.5))" office:value-type="float" office:value="-3.26784282637954" calcext:value-type="float">
            <text:p>-3.26784282637954</text:p>
          </table:table-cell>
          <table:table-cell table:formula="of:=IF([.B2]=0;0;IF([.B2]=1;1;[.C2]+VLOOKUP([.$A2]; [.$G$2:.$H$42]; 2; 0)))" office:value-type="float" office:value="-3.26181983913442" calcext:value-type="float">
            <text:p>-3.26181983913442</text:p>
          </table:table-cell>
          <table:table-cell table:formula="of:=IF([.B2]=0;0;IF([.B2]=1;1;1/(1+EXP(-[.D2]+0.5))))" office:value-type="float" office:value="0.0227135122791656" calcext:value-type="float">
            <text:p>0.0227135122791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76947166962938" calcext:value-type="float">
            <text:p>0.00476947166962938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2605" calcext:value-type="float">
            <text:p>0.0112605</text:p>
          </table:table-cell>
          <table:table-cell table:formula="of:=IF([.B3]=0;0;IF([.B3]=1;1;LN([.B3]/(1-[.B3]))+0.5))" office:value-type="float" office:value="-3.97512987285742" calcext:value-type="float">
            <text:p>-3.97512987285742</text:p>
          </table:table-cell>
          <table:table-cell table:formula="of:=IF([.B3]=0;0;IF([.B3]=1;1;[.C3]+VLOOKUP([.$A3]; [.$G$2:.$H$42]; 2; 0)))" office:value-type="float" office:value="-3.9691068856123" calcext:value-type="float">
            <text:p>-3.9691068856123</text:p>
          </table:table-cell>
          <table:table-cell table:formula="of:=IF([.B3]=0;0;IF([.B3]=1;1;1/(1+EXP(-[.D3]+0.5))))" office:value-type="float" office:value="0.0113277559159806" calcext:value-type="float">
            <text:p>0.0113277559159806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0482514844922632" calcext:value-type="float">
            <text:p>0.00482514844922632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588" calcext:value-type="float">
            <text:p>0.0026588</text:p>
          </table:table-cell>
          <table:table-cell table:formula="of:=IF([.B4]=0;0;IF([.B4]=1;1;LN([.B4]/(1-[.B4]))+0.5))" office:value-type="float" office:value="-5.4272180449104" calcext:value-type="float">
            <text:p>-5.4272180449104</text:p>
          </table:table-cell>
          <table:table-cell table:formula="of:=IF([.B4]=0;0;IF([.B4]=1;1;[.C4]+VLOOKUP([.$A4]; [.$G$2:.$H$42]; 2; 0)))" office:value-type="float" office:value="-5.42150287865836" calcext:value-type="float">
            <text:p>-5.42150287865836</text:p>
          </table:table-cell>
          <table:table-cell table:formula="of:=IF([.B4]=0;0;IF([.B4]=1;1;1/(1+EXP(-[.D4]+0.5))))" office:value-type="float" office:value="0.00267399824019962" calcext:value-type="float">
            <text:p>0.0026739982401996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0478415464289183" calcext:value-type="float">
            <text:p>0.00478415464289183</text:p>
          </table:table-cell>
          <table:table-cell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44163" calcext:value-type="float">
            <text:p>0.0444163</text:p>
          </table:table-cell>
          <table:table-cell table:formula="of:=IF([.B5]=0;0;IF([.B5]=1;1;LN([.B5]/(1-[.B5]))+0.5))" office:value-type="float" office:value="-2.56871583877571" calcext:value-type="float">
            <text:p>-2.56871583877571</text:p>
          </table:table-cell>
          <table:table-cell table:formula="of:=IF([.B5]=0;0;IF([.B5]=1;1;[.C5]+VLOOKUP([.$A5]; [.$G$2:.$H$42]; 2; 0)))" office:value-type="float" office:value="-2.56335753032354" calcext:value-type="float">
            <text:p>-2.56335753032354</text:p>
          </table:table-cell>
          <table:table-cell table:formula="of:=IF([.B5]=0;0;IF([.B5]=1;1;1/(1+EXP(-[.D5]+0.5))))" office:value-type="float" office:value="0.0446442813164397" calcext:value-type="float">
            <text:p>0.0446442813164397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00486400914013966" calcext:value-type="float">
            <text:p>0.0048640091401396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34278" calcext:value-type="float">
            <text:p>0.0000934278</text:p>
          </table:table-cell>
          <table:table-cell table:formula="of:=IF([.B6]=0;0;IF([.B6]=1;1;LN([.B6]/(1-[.B6]))+0.5))" office:value-type="float" office:value="-8.77822818031256" calcext:value-type="float">
            <text:p>-8.77822818031256</text:p>
          </table:table-cell>
          <table:table-cell table:formula="of:=IF([.B6]=0;0;IF([.B6]=1;1;[.C6]+VLOOKUP([.$A6]; [.$G$2:.$H$42]; 2; 0)))" office:value-type="float" office:value="-8.77341329468928" calcext:value-type="float">
            <text:p>-8.77341329468928</text:p>
          </table:table-cell>
          <table:table-cell table:formula="of:=IF([.B6]=0;0;IF([.B6]=1;1;1/(1+EXP(-[.D6]+0.5))))" office:value-type="float" office:value="0.0000938786865527656" calcext:value-type="float">
            <text:p>9.38786865527656E-0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0489547275801218" calcext:value-type="float">
            <text:p>0.00489547275801218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816028" calcext:value-type="float">
            <text:p>0.000816028</text:p>
          </table:table-cell>
          <table:table-cell table:formula="of:=IF([.B7]=0;0;IF([.B7]=1;1;LN([.B7]/(1-[.B7]))+0.5))" office:value-type="float" office:value="-6.61024552873129" calcext:value-type="float">
            <text:p>-6.61024552873129</text:p>
          </table:table-cell>
          <table:table-cell table:formula="of:=IF([.B7]=0;0;IF([.B7]=1;1;[.C7]+VLOOKUP([.$A7]; [.$G$2:.$H$42]; 2; 0)))" office:value-type="float" office:value="-6.60419697203894" calcext:value-type="float">
            <text:p>-6.60419697203894</text:p>
          </table:table-cell>
          <table:table-cell table:formula="of:=IF([.B7]=0;0;IF([.B7]=1;1;1/(1+EXP(-[.D7]+0.5))))" office:value-type="float" office:value="0.000820974684530273" calcext:value-type="float">
            <text:p>0.000820974684530273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00490205639102704" calcext:value-type="float">
            <text:p>0.00490205639102704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283406" calcext:value-type="float">
            <text:p>0.00000283406</text:p>
          </table:table-cell>
          <table:table-cell table:formula="of:=IF([.B8]=0;0;IF([.B8]=1;1;LN([.B8]/(1-[.B8]))+0.5))" office:value-type="float" office:value="-12.2737974113668" calcext:value-type="float">
            <text:p>-12.2737974113668</text:p>
          </table:table-cell>
          <table:table-cell table:formula="of:=IF([.B8]=0;0;IF([.B8]=1;1;[.C8]+VLOOKUP([.$A8]; [.$G$2:.$H$42]; 2; 0)))" office:value-type="float" office:value="-12.2690798719978" calcext:value-type="float">
            <text:p>-12.2690798719978</text:p>
          </table:table-cell>
          <table:table-cell table:formula="of:=IF([.B8]=0;0;IF([.B8]=1;1;1/(1+EXP(-[.D8]+0.5))))" office:value-type="float" office:value="0.00000284746133736838" calcext:value-type="float">
            <text:p>2.84746133736838E-0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0481814961341214" calcext:value-type="float">
            <text:p>0.0048181496134121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79496" calcext:value-type="float">
            <text:p>0.0000079496</text:p>
          </table:table-cell>
          <table:table-cell table:formula="of:=IF([.B9]=0;0;IF([.B9]=1;1;LN([.B9]/(1-[.B9]))+0.5))" office:value-type="float" office:value="-11.2423809953977" calcext:value-type="float">
            <text:p>-11.2423809953977</text:p>
          </table:table-cell>
          <table:table-cell table:formula="of:=IF([.B9]=0;0;IF([.B9]=1;1;[.C9]+VLOOKUP([.$A9]; [.$G$2:.$H$42]; 2; 0)))" office:value-type="float" office:value="-11.2375661097744" calcext:value-type="float">
            <text:p>-11.2375661097744</text:p>
          </table:table-cell>
          <table:table-cell table:formula="of:=IF([.B9]=0;0;IF([.B9]=1;1;1/(1+EXP(-[.D9]+0.5))))" office:value-type="float" office:value="0.00000798796840461499" calcext:value-type="float">
            <text:p>7.98796840461499E-06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00474977138941589" calcext:value-type="float">
            <text:p>0.00474977138941589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871258" calcext:value-type="float">
            <text:p>0.0871258</text:p>
          </table:table-cell>
          <table:table-cell table:formula="of:=IF([.B10]=0;0;IF([.B10]=1;1;LN([.B10]/(1-[.B10]))+0.5))" office:value-type="float" office:value="-1.84924503233971" calcext:value-type="float">
            <text:p>-1.84924503233971</text:p>
          </table:table-cell>
          <table:table-cell table:formula="of:=IF([.B10]=0;0;IF([.B10]=1;1;[.C10]+VLOOKUP([.$A10]; [.$G$2:.$H$42]; 2; 0)))" office:value-type="float" office:value="-1.84411067615068" calcext:value-type="float">
            <text:p>-1.84411067615068</text:p>
          </table:table-cell>
          <table:table-cell table:formula="of:=IF([.B10]=0;0;IF([.B10]=1;1;1/(1+EXP(-[.D10]+0.5))))" office:value-type="float" office:value="0.0875350270785063" calcext:value-type="float">
            <text:p>0.087535027078506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45789500997966" calcext:value-type="float">
            <text:p>0.0045789500997966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210731" calcext:value-type="float">
            <text:p>0.000000210731</text:p>
          </table:table-cell>
          <table:table-cell table:formula="of:=IF([.B11]=0;0;IF([.B11]=1;1;LN([.B11]/(1-[.B11]))+0.5))" office:value-type="float" office:value="-14.8726831876087" calcext:value-type="float">
            <text:p>-14.8726831876087</text:p>
          </table:table-cell>
          <table:table-cell table:formula="of:=IF([.B11]=0;0;IF([.B11]=1;1;[.C11]+VLOOKUP([.$A11]; [.$G$2:.$H$42]; 2; 0)))" office:value-type="float" office:value="-14.8678650379953" calcext:value-type="float">
            <text:p>-14.8678650379953</text:p>
          </table:table-cell>
          <table:table-cell table:formula="of:=IF([.B11]=0;0;IF([.B11]=1;1;1/(1+EXP(-[.D11]+0.5))))" office:value-type="float" office:value="0.00000021174878321815" calcext:value-type="float">
            <text:p>2.11748783218149E-07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00464492126394373" calcext:value-type="float">
            <text:p>0.00464492126394373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170285" calcext:value-type="float">
            <text:p>0.00000170285</text:p>
          </table:table-cell>
          <table:table-cell table:formula="of:=IF([.B12]=0;0;IF([.B12]=1;1;LN([.B12]/(1-[.B12]))+0.5))" office:value-type="float" office:value="-12.7832055371706" calcext:value-type="float">
            <text:p>-12.7832055371706</text:p>
          </table:table-cell>
          <table:table-cell table:formula="of:=IF([.B12]=0;0;IF([.B12]=1;1;[.C12]+VLOOKUP([.$A12]; [.$G$2:.$H$42]; 2; 0)))" office:value-type="float" office:value="-12.7785606159067" calcext:value-type="float">
            <text:p>-12.7785606159067</text:p>
          </table:table-cell>
          <table:table-cell table:formula="of:=IF([.B12]=0;0;IF([.B12]=1;1;1/(1+EXP(-[.D12]+0.5))))" office:value-type="float" office:value="0.00000171077798883063" calcext:value-type="float">
            <text:p>1.71077798883063E-0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0471753936899967" calcext:value-type="float">
            <text:p>0.00471753936899967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0;IF([.B13]=1;1;LN([.B13]/(1-[.B13]))+0.5))" office:value-type="float" office:value="0" calcext:value-type="float">
            <text:p>0</text:p>
          </table:table-cell>
          <table:table-cell table:formula="of:=IF([.B13]=0;0;IF([.B13]=1;1;[.C13]+VLOOKUP([.$A13]; [.$G$2:.$H$42]; 2; 0)))" office:value-type="float" office:value="0" calcext:value-type="float">
            <text:p>0</text:p>
          </table:table-cell>
          <table:table-cell table:formula="of:=IF([.B13]=0;0;IF([.B13]=1;1;1/(1+EXP(-[.D13]+0.5))))" office:value-type="float" office:value="0" calcext:value-type="float">
            <text:p>0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00479967455772075" calcext:value-type="float">
            <text:p>0.00479967455772075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184353" calcext:value-type="float">
            <text:p>0.0000184353</text:p>
          </table:table-cell>
          <table:table-cell table:formula="of:=IF([.B14]=0;0;IF([.B14]=1;1;LN([.B14]/(1-[.B14]))+0.5))" office:value-type="float" office:value="-10.4012248175476" calcext:value-type="float">
            <text:p>-10.4012248175476</text:p>
          </table:table-cell>
          <table:table-cell table:formula="of:=IF([.B14]=0;0;IF([.B14]=1;1;[.C14]+VLOOKUP([.$A14]; [.$G$2:.$H$42]; 2; 0)))" office:value-type="float" office:value="-10.3965072781786" calcext:value-type="float">
            <text:p>-10.3965072781786</text:p>
          </table:table-cell>
          <table:table-cell table:formula="of:=IF([.B14]=0;0;IF([.B14]=1;1;1/(1+EXP(-[.D14]+0.5))))" office:value-type="float" office:value="0.0000185224731022435" calcext:value-type="float">
            <text:p>1.85224731022435E-0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048148856232812" calcext:value-type="float">
            <text:p>0.0048148856232812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96604" calcext:value-type="float">
            <text:p>0.196604</text:p>
          </table:table-cell>
          <table:table-cell table:formula="of:=IF([.B15]=0;0;IF([.B15]=1;1;LN([.B15]/(1-[.B15]))+0.5))" office:value-type="float" office:value="-0.907656189686806" calcext:value-type="float">
            <text:p>-0.907656189686806</text:p>
          </table:table-cell>
          <table:table-cell table:formula="of:=IF([.B15]=0;0;IF([.B15]=1;1;[.C15]+VLOOKUP([.$A15]; [.$G$2:.$H$42]; 2; 0)))" office:value-type="float" office:value="-0.90298635275328" calcext:value-type="float">
            <text:p>-0.90298635275328</text:p>
          </table:table-cell>
          <table:table-cell table:formula="of:=IF([.B15]=0;0;IF([.B15]=1;1;1/(1+EXP(-[.D15]+0.5))))" office:value-type="float" office:value="0.197342649977485" calcext:value-type="float">
            <text:p>0.197342649977485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00485725616455733" calcext:value-type="float">
            <text:p>0.0048572561645573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09149" calcext:value-type="float">
            <text:p>0.00000309149</text:p>
          </table:table-cell>
          <table:table-cell table:formula="of:=IF([.B16]=0;0;IF([.B16]=1;1;LN([.B16]/(1-[.B16]))+0.5))" office:value-type="float" office:value="-12.186854291134" calcext:value-type="float">
            <text:p>-12.186854291134</text:p>
          </table:table-cell>
          <table:table-cell table:formula="of:=IF([.B16]=0;0;IF([.B16]=1;1;[.C16]+VLOOKUP([.$A16]; [.$G$2:.$H$42]; 2; 0)))" office:value-type="float" office:value="-12.1820546165762" calcext:value-type="float">
            <text:p>-12.1820546165762</text:p>
          </table:table-cell>
          <table:table-cell table:formula="of:=IF([.B16]=0;0;IF([.B16]=1;1;1/(1+EXP(-[.D16]+0.5))))" office:value-type="float" office:value="0.00000310636376586983" calcext:value-type="float">
            <text:p>3.10636376586983E-0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0508952454113042" calcext:value-type="float">
            <text:p>0.00508952454113042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68409" calcext:value-type="float">
            <text:p>0.000368409</text:p>
          </table:table-cell>
          <table:table-cell table:formula="of:=IF([.B17]=0;0;IF([.B17]=1;1;LN([.B17]/(1-[.B17]))+0.5))" office:value-type="float" office:value="-7.40594834703484" calcext:value-type="float">
            <text:p>-7.40594834703484</text:p>
          </table:table-cell>
          <table:table-cell table:formula="of:=IF([.B17]=0;0;IF([.B17]=1;1;[.C17]+VLOOKUP([.$A17]; [.$G$2:.$H$42]; 2; 0)))" office:value-type="float" office:value="-7.40007305178474" calcext:value-type="float">
            <text:p>-7.40007305178474</text:p>
          </table:table-cell>
          <table:table-cell table:formula="of:=IF([.B17]=0;0;IF([.B17]=1;1;1/(1+EXP(-[.D17]+0.5))))" office:value-type="float" office:value="0.000370579078207729" calcext:value-type="float">
            <text:p>0.00037057907820772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00527685578934619" calcext:value-type="float">
            <text:p>0.00527685578934619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0875" calcext:value-type="float">
            <text:p>0.0100875</text:p>
          </table:table-cell>
          <table:table-cell table:formula="of:=IF([.B18]=0;0;IF([.B18]=1;1;LN([.B18]/(1-[.B18]))+0.5))" office:value-type="float" office:value="-4.0863195217881" calcext:value-type="float">
            <text:p>-4.0863195217881</text:p>
          </table:table-cell>
          <table:table-cell table:formula="of:=IF([.B18]=0;0;IF([.B18]=1;1;[.C18]+VLOOKUP([.$A18]; [.$G$2:.$H$42]; 2; 0)))" office:value-type="float" office:value="-4.08044422653801" calcext:value-type="float">
            <text:p>-4.08044422653801</text:p>
          </table:table-cell>
          <table:table-cell table:formula="of:=IF([.B18]=0;0;IF([.B18]=1;1;1/(1+EXP(-[.D18]+0.5))))" office:value-type="float" office:value="0.0101463383745419" calcext:value-type="float">
            <text:p>0.010146338374541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0542766660027365" calcext:value-type="float">
            <text:p>0.0054276666002736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+0.5))" office:value-type="float" office:value="0" calcext:value-type="float">
            <text:p>0</text:p>
          </table:table-cell>
          <table:table-cell table:formula="of:=IF([.B19]=0;0;IF([.B19]=1;1;[.C19]+VLOOKUP([.$A19]; [.$G$2:.$H$42]; 2; 0)))" office:value-type="float" office:value="0" calcext:value-type="float">
            <text:p>0</text:p>
          </table:table-cell>
          <table:table-cell table:formula="of:=IF([.B19]=0;0;IF([.B19]=1;1;1/(1+EXP(-[.D19]+0.5))))" office:value-type="float" office:value="0" calcext:value-type="float">
            <text:p>0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00571516625203953" calcext:value-type="float">
            <text:p>0.0057151662520395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10375" calcext:value-type="float">
            <text:p>3.10E-06</text:p>
          </table:table-cell>
          <table:table-cell table:formula="of:=IF([.B20]=0;0;IF([.B20]=1;1;LN([.B20]/(1-[.B20]))+0.5))" office:value-type="float" office:value="-12.1828963963692" calcext:value-type="float">
            <text:p>-12.1828963963692</text:p>
          </table:table-cell>
          <table:table-cell table:formula="of:=IF([.B20]=0;0;IF([.B20]=1;1;[.C20]+VLOOKUP([.$A20]; [.$G$2:.$H$42]; 2; 0)))" office:value-type="float" office:value="-12.1781788570002" calcext:value-type="float">
            <text:p>-12.1781788570002</text:p>
          </table:table-cell>
          <table:table-cell table:formula="of:=IF([.B20]=0;0;IF([.B20]=1;1;1/(1+EXP(-[.D20]+0.5))))" office:value-type="float" office:value="0.00000311842660867676" calcext:value-type="float">
            <text:p>3.11842660867676E-0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0587529525009348" calcext:value-type="float">
            <text:p>0.00587529525009348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433683" calcext:value-type="float">
            <text:p>4.34E-06</text:p>
          </table:table-cell>
          <table:table-cell table:formula="of:=IF([.B21]=0;0;IF([.B21]=1;1;LN([.B21]/(1-[.B21]))+0.5))" office:value-type="float" office:value="-11.8483625546419" calcext:value-type="float">
            <text:p>-11.8483625546419</text:p>
          </table:table-cell>
          <table:table-cell table:formula="of:=IF([.B21]=0;0;IF([.B21]=1;1;[.C21]+VLOOKUP([.$A21]; [.$G$2:.$H$42]; 2; 0)))" office:value-type="float" office:value="-11.8434604982509" calcext:value-type="float">
            <text:p>-11.8434604982509</text:p>
          </table:table-cell>
          <table:table-cell table:formula="of:=IF([.B21]=0;0;IF([.B21]=1;1;1/(1+EXP(-[.D21]+0.5))))" office:value-type="float" office:value="0.00000435814148494085" calcext:value-type="float">
            <text:p>4.35814148494085E-0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0060485566923476" calcext:value-type="float">
            <text:p>0.006048556692347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2]=0;0;IF([.B22]=1;1;LN([.B22]/(1-[.B22]))+0.5))" office:value-type="float" office:value="0" calcext:value-type="float">
            <text:p>0</text:p>
          </table:table-cell>
          <table:table-cell table:formula="of:=IF([.B22]=0;0;IF([.B22]=1;1;[.C22]+VLOOKUP([.$A22]; [.$G$2:.$H$42]; 2; 0)))" office:value-type="float" office:value="0" calcext:value-type="float">
            <text:p>0</text:p>
          </table:table-cell>
          <table:table-cell table:formula="of:=IF([.B22]=0;0;IF([.B22]=1;1;1/(1+EXP(-[.D22]+0.5)))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594122812543581" calcext:value-type="float">
            <text:p>0.00594122812543581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9468" calcext:value-type="float">
            <text:p>1.39E-05</text:p>
          </table:table-cell>
          <table:table-cell table:formula="of:=IF([.B23]=0;0;IF([.B23]=1;1;LN([.B23]/(1-[.B23]))+0.5))" office:value-type="float" office:value="-10.6802465197947" calcext:value-type="float">
            <text:p>-10.6802465197947</text:p>
          </table:table-cell>
          <table:table-cell table:formula="of:=IF([.B23]=0;0;IF([.B23]=1;1;[.C23]+VLOOKUP([.$A23]; [.$G$2:.$H$42]; 2; 0)))" office:value-type="float" office:value="-10.6756675696949" calcext:value-type="float">
            <text:p>-10.6756675696949</text:p>
          </table:table-cell>
          <table:table-cell table:formula="of:=IF([.B23]=0;0;IF([.B23]=1;1;1/(1+EXP(-[.D23]+0.5))))" office:value-type="float" office:value="0.000014010807237636" calcext:value-type="float">
            <text:p>1.4010807237636E-05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00602298724511513" calcext:value-type="float">
            <text:p>0.00602298724511513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83898" calcext:value-type="float">
            <text:p>9.84E-05</text:p>
          </table:table-cell>
          <table:table-cell table:formula="of:=IF([.B24]=0;0;IF([.B24]=1;1;LN([.B24]/(1-[.B24]))+0.5))" office:value-type="float" office:value="-8.72647502317498" calcext:value-type="float">
            <text:p>-8.72647502317498</text:p>
          </table:table-cell>
          <table:table-cell table:formula="of:=IF([.B24]=0;0;IF([.B24]=1;1;[.C24]+VLOOKUP([.$A24]; [.$G$2:.$H$42]; 2; 0)))" office:value-type="float" office:value="-8.7210473565747" calcext:value-type="float">
            <text:p>-8.7210473565747</text:p>
          </table:table-cell>
          <table:table-cell table:formula="of:=IF([.B24]=0;0;IF([.B24]=1;1;1/(1+EXP(-[.D24]+0.5))))" office:value-type="float" office:value="0.000098925225944831" calcext:value-type="float">
            <text:p>9.8925225944831E-0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0583177138443479" calcext:value-type="float">
            <text:p>0.0058317713844347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0;IF([.B25]=1;1;LN([.B25]/(1-[.B25]))+0.5))" office:value-type="float" office:value="0" calcext:value-type="float">
            <text:p>0</text:p>
          </table:table-cell>
          <table:table-cell table:formula="of:=IF([.B25]=0;0;IF([.B25]=1;1;[.C25]+VLOOKUP([.$A25]; [.$G$2:.$H$42]; 2; 0)))" office:value-type="float" office:value="0" calcext:value-type="float">
            <text:p>0</text:p>
          </table:table-cell>
          <table:table-cell table:formula="of:=IF([.B25]=0;0;IF([.B25]=1;1;1/(1+EXP(-[.D25]+0.5))))"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0.00552068338903343" calcext:value-type="float">
            <text:p>0.00552068338903343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99154" calcext:value-type="float">
            <text:p>0.0199154</text:p>
          </table:table-cell>
          <table:table-cell table:formula="of:=IF([.B26]=0;0;IF([.B26]=1;1;LN([.B26]/(1-[.B26]))+0.5))" office:value-type="float" office:value="-3.39614559267462" calcext:value-type="float">
            <text:p>-3.39614559267462</text:p>
          </table:table-cell>
          <table:table-cell table:formula="of:=IF([.B26]=0;0;IF([.B26]=1;1;[.C26]+VLOOKUP([.$A26]; [.$G$2:.$H$42]; 2; 0)))" office:value-type="float" office:value="-3.39020436454918" calcext:value-type="float">
            <text:p>-3.39020436454918</text:p>
          </table:table-cell>
          <table:table-cell table:formula="of:=IF([.B26]=0;0;IF([.B26]=1;1;1/(1+EXP(-[.D26]+0.5))))" office:value-type="float" office:value="0.0200316968765293" calcext:value-type="float">
            <text:p>0.020031696876529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0535830845217233" calcext:value-type="float">
            <text:p>0.0053583084521723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076" calcext:value-type="float">
            <text:p>1.51E-05</text:p>
          </table:table-cell>
          <table:table-cell table:formula="of:=IF([.B27]=0;0;IF([.B27]=1;1;LN([.B27]/(1-[.B27]))+0.5))" office:value-type="float" office:value="-10.6023914064457" calcext:value-type="float">
            <text:p>-10.6023914064457</text:p>
          </table:table-cell>
          <table:table-cell table:formula="of:=IF([.B27]=0;0;IF([.B27]=1;1;[.C27]+VLOOKUP([.$A27]; [.$G$2:.$H$42]; 2; 0)))" office:value-type="float" office:value="-10.597591731888" calcext:value-type="float">
            <text:p>-10.597591731888</text:p>
          </table:table-cell>
          <table:table-cell table:formula="of:=IF([.B27]=0;0;IF([.B27]=1;1;1/(1+EXP(-[.D27]+0.5))))" office:value-type="float" office:value="0.0000151485327249794" calcext:value-type="float">
            <text:p>1.51485327249794E-0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00513435618902566" calcext:value-type="float">
            <text:p>0.0051343561890256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00875" calcext:value-type="float">
            <text:p>7.01E-05</text:p>
          </table:table-cell>
          <table:table-cell table:formula="of:=IF([.B28]=0;0;IF([.B28]=1;1;LN([.B28]/(1-[.B28]))+0.5))" office:value-type="float" office:value="-9.06569600655824" calcext:value-type="float">
            <text:p>-9.06569600655824</text:p>
          </table:table-cell>
          <table:table-cell table:formula="of:=IF([.B28]=0;0;IF([.B28]=1;1;[.C28]+VLOOKUP([.$A28]; [.$G$2:.$H$42]; 2; 0)))" office:value-type="float" office:value="-9.06088112093496" calcext:value-type="float">
            <text:p>-9.06088112093496</text:p>
          </table:table-cell>
          <table:table-cell table:formula="of:=IF([.B28]=0;0;IF([.B28]=1;1;1/(1+EXP(-[.D28]+0.5))))" office:value-type="float" office:value="0.0000704257532017738" calcext:value-type="float">
            <text:p>7.04257532017738E-0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466983693352596" calcext:value-type="float">
            <text:p>0.00466983693352596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95391" calcext:value-type="float">
            <text:p>1.95E-06</text:p>
          </table:table-cell>
          <table:table-cell table:formula="of:=IF([.B29]=0;0;IF([.B29]=1;1;LN([.B29]/(1-[.B29]))+0.5))" office:value-type="float" office:value="-12.6456761108579" calcext:value-type="float">
            <text:p>-12.6456761108579</text:p>
          </table:table-cell>
          <table:table-cell table:formula="of:=IF([.B29]=0;0;IF([.B29]=1;1;[.C29]+VLOOKUP([.$A29]; [.$G$2:.$H$42]; 2; 0)))" office:value-type="float" office:value="-12.641031189594" calcext:value-type="float">
            <text:p>-12.641031189594</text:p>
          </table:table-cell>
          <table:table-cell table:formula="of:=IF([.B29]=0;0;IF([.B29]=1;1;1/(1+EXP(-[.D29]+0.5))))" office:value-type="float" office:value="0.00000196300685101382" calcext:value-type="float">
            <text:p>1.96300685101382E-06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0.00378402149696091" calcext:value-type="float">
            <text:p>0.00378402149696091</text:p>
          </table:table-cell>
          <table:table-cell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0464" calcext:value-type="float">
            <text:p>0.0610464</text:p>
          </table:table-cell>
          <table:table-cell table:formula="of:=IF([.B30]=0;0;IF([.B30]=1;1;LN([.B30]/(1-[.B30]))+0.5))" office:value-type="float" office:value="-2.23313183295778" calcext:value-type="float">
            <text:p>-2.23313183295778</text:p>
          </table:table-cell>
          <table:table-cell table:formula="of:=IF([.B30]=0;0;IF([.B30]=1;1;[.C30]+VLOOKUP([.$A30]; [.$G$2:.$H$42]; 2; 0)))" office:value-type="float" office:value="-2.22846199602425" calcext:value-type="float">
            <text:p>-2.22846199602425</text:p>
          </table:table-cell>
          <table:table-cell table:formula="of:=IF([.B30]=0;0;IF([.B30]=1;1;1/(1+EXP(-[.D30]+0.5))))" office:value-type="float" office:value="0.0613146231526577" calcext:value-type="float">
            <text:p>0.061314623152657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0332294435533562" calcext:value-type="float">
            <text:p>0.00332294435533562</text:p>
          </table:table-cell>
          <table:table-cell/>
          <table:table-cell table:style-name="ce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422735" calcext:value-type="float">
            <text:p>0.422735</text:p>
          </table:table-cell>
          <table:table-cell table:formula="of:=IF([.B31]=0;0;IF([.B31]=1;1;LN([.B31]/(1-[.B31]))+0.5))" office:value-type="float" office:value="0.188444072013851" calcext:value-type="float">
            <text:p>0.188444072013851</text:p>
          </table:table-cell>
          <table:table-cell table:formula="of:=IF([.B31]=0;0;IF([.B31]=1;1;[.C31]+VLOOKUP([.$A31]; [.$G$2:.$H$42]; 2; 0)))" office:value-type="float" office:value="0.191090068157607" calcext:value-type="float">
            <text:p>0.191090068157607</text:p>
          </table:table-cell>
          <table:table-cell table:formula="of:=IF([.B31]=0;0;IF([.B31]=1;1;1/(1+EXP(-[.D31]+0.5))))" office:value-type="float" office:value="0.423380834415334" calcext:value-type="float">
            <text:p>0.423380834415334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00264599614375593" calcext:value-type="float">
            <text:p>0.0026459961437559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2]=0;0;IF([.B32]=1;1;LN([.B32]/(1-[.B32]))+0.5))" office:value-type="float" office:value="0" calcext:value-type="float">
            <text:p>0</text:p>
          </table:table-cell>
          <table:table-cell table:formula="of:=IF([.B32]=0;0;IF([.B32]=1;1;[.C32]+VLOOKUP([.$A32]; [.$G$2:.$H$42]; 2; 0)))" office:value-type="float" office:value="0" calcext:value-type="float">
            <text:p>0</text:p>
          </table:table-cell>
          <table:table-cell table:formula="of:=IF([.B32]=0;0;IF([.B32]=1;1;1/(1+EXP(-[.D32]+0.5))))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0195757155857024" calcext:value-type="float">
            <text:p>0.00195757155857024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0294" calcext:value-type="float">
            <text:p>0.00230294</text:p>
          </table:table-cell>
          <table:table-cell table:formula="of:=IF([.B33]=0;0;IF([.B33]=1;1;LN([.B33]/(1-[.B33]))+0.5))" office:value-type="float" office:value="-5.57126311561275" calcext:value-type="float">
            <text:p>-5.57126311561275</text:p>
          </table:table-cell>
          <table:table-cell table:formula="of:=IF([.B33]=0;0;IF([.B33]=1;1;[.C33]+VLOOKUP([.$A33]; [.$G$2:.$H$42]; 2; 0)))" office:value-type="float" office:value="-5.5652145589204" calcext:value-type="float">
            <text:p>-5.5652145589204</text:p>
          </table:table-cell>
          <table:table-cell table:formula="of:=IF([.B33]=0;0;IF([.B33]=1;1;1/(1+EXP(-[.D33]+0.5))))" office:value-type="float" office:value="0.00231687930410227" calcext:value-type="float">
            <text:p>0.00231687930410227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0.00147695711423552" calcext:value-type="float">
            <text:p>0.00147695711423552</text:p>
          </table:table-cell>
          <table:table-cell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4333" calcext:value-type="float">
            <text:p>0.0104333</text:p>
          </table:table-cell>
          <table:table-cell table:formula="of:=IF([.B34]=0;0;IF([.B34]=1;1;LN([.B34]/(1-[.B34]))+0.5))" office:value-type="float" office:value="-4.05226455656781" calcext:value-type="float">
            <text:p>-4.05226455656781</text:p>
          </table:table-cell>
          <table:table-cell table:formula="of:=IF([.B34]=0;0;IF([.B34]=1;1;[.C34]+VLOOKUP([.$A34]; [.$G$2:.$H$42]; 2; 0)))" office:value-type="float" office:value="-4.04643278518338" calcext:value-type="float">
            <text:p>-4.04643278518338</text:p>
          </table:table-cell>
          <table:table-cell table:formula="of:=IF([.B34]=0;0;IF([.B34]=1;1;1/(1+EXP(-[.D34]+0.5))))" office:value-type="float" office:value="0.010493682032259" calcext:value-type="float">
            <text:p>0.01049368203225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0118170294043281" calcext:value-type="float">
            <text:p>0.00118170294043281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06079" calcext:value-type="float">
            <text:p>0.00206079</text:p>
          </table:table-cell>
          <table:table-cell table:formula="of:=IF([.B35]=0;0;IF([.B35]=1;1;LN([.B35]/(1-[.B35]))+0.5))" office:value-type="float" office:value="-5.68260295820096" calcext:value-type="float">
            <text:p>-5.68260295820096</text:p>
          </table:table-cell>
          <table:table-cell table:formula="of:=IF([.B35]=0;0;IF([.B35]=1;1;[.C35]+VLOOKUP([.$A35]; [.$G$2:.$H$42]; 2; 0)))" office:value-type="float" office:value="-5.67657997095585" calcext:value-type="float">
            <text:p>-5.67657997095585</text:p>
          </table:table-cell>
          <table:table-cell table:formula="of:=IF([.B35]=0;0;IF([.B35]=1;1;1/(1+EXP(-[.D35]+0.5))))" office:value-type="float" office:value="0.00207321375542662" calcext:value-type="float">
            <text:p>0.00207321375542662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0.000800934802624465" calcext:value-type="float">
            <text:p>0.00080093480262446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6]=0;0;IF([.B36]=1;1;LN([.B36]/(1-[.B36]))+0.5))" office:value-type="float" office:value="0" calcext:value-type="float">
            <text:p>0</text:p>
          </table:table-cell>
          <table:table-cell table:formula="of:=IF([.B36]=0;0;IF([.B36]=1;1;[.C36]+VLOOKUP([.$A36]; [.$G$2:.$H$42]; 2; 0)))" office:value-type="float" office:value="0" calcext:value-type="float">
            <text:p>0</text:p>
          </table:table-cell>
          <table:table-cell table:formula="of:=IF([.B36]=0;0;IF([.B36]=1;1;1/(1+EXP(-[.D36]+0.5))))"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00603396550024996" calcext:value-type="float">
            <text:p>0.000603396550024996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38996" calcext:value-type="float">
            <text:p>0.00138996</text:p>
          </table:table-cell>
          <table:table-cell table:formula="of:=IF([.B37]=0;0;IF([.B37]=1;1;LN([.B37]/(1-[.B37]))+0.5))" office:value-type="float" office:value="-6.07708938234156" calcext:value-type="float">
            <text:p>-6.07708938234156</text:p>
          </table:table-cell>
          <table:table-cell table:formula="of:=IF([.B37]=0;0;IF([.B37]=1;1;[.C37]+VLOOKUP([.$A37]; [.$G$2:.$H$42]; 2; 0)))" office:value-type="float" office:value="-6.07199985780042" calcext:value-type="float">
            <text:p>-6.07199985780042</text:p>
          </table:table-cell>
          <table:table-cell table:formula="of:=IF([.B37]=0;0;IF([.B37]=1;1;1/(1+EXP(-[.D37]+0.5))))" office:value-type="float" office:value="0.0013970423601594" calcext:value-type="float">
            <text:p>0.0013970423601594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0.000305838708641089" calcext:value-type="float">
            <text:p>0.000305838708641089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87661" calcext:value-type="float">
            <text:p>0.000287661</text:p>
          </table:table-cell>
          <table:table-cell table:formula="of:=IF([.B38]=0;0;IF([.B38]=1;1;LN([.B38]/(1-[.B38]))+0.5))" office:value-type="float" office:value="-7.65344015208599" calcext:value-type="float">
            <text:p>-7.65344015208599</text:p>
          </table:table-cell>
          <table:table-cell table:formula="of:=IF([.B38]=0;0;IF([.B38]=1;1;[.C38]+VLOOKUP([.$A38]; [.$G$2:.$H$42]; 2; 0)))" office:value-type="float" office:value="-7.64858289592144" calcext:value-type="float">
            <text:p>-7.64858289592144</text:p>
          </table:table-cell>
          <table:table-cell table:formula="of:=IF([.B38]=0;0;IF([.B38]=1;1;1/(1+EXP(-[.D38]+0.5))))" office:value-type="float" office:value="0.000289061237179075" calcext:value-type="float">
            <text:p>0.00028906123717907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47843872448524" calcext:value-type="float">
            <text:p>0.000147843872448524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47305" calcext:value-type="float">
            <text:p>2.47E-06</text:p>
          </table:table-cell>
          <table:table-cell table:formula="of:=IF([.B39]=0;0;IF([.B39]=1;1;LN([.B39]/(1-[.B39]))+0.5))" office:value-type="float" office:value="-12.4100558782181" calcext:value-type="float">
            <text:p>-12.4100558782181</text:p>
          </table:table-cell>
          <table:table-cell table:formula="of:=IF([.B39]=0;0;IF([.B39]=1;1;[.C39]+VLOOKUP([.$A39]; [.$G$2:.$H$42]; 2; 0)))" office:value-type="float" office:value="-12.4053061068286" calcext:value-type="float">
            <text:p>-12.4053061068286</text:p>
          </table:table-cell>
          <table:table-cell table:formula="of:=IF([.B39]=0;0;IF([.B39]=1;1;1/(1+EXP(-[.D39]+0.5))))" office:value-type="float" office:value="0.00000248482433350695" calcext:value-type="float">
            <text:p>2.48482433350695E-06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0.000093681521039824" calcext:value-type="float">
            <text:p>9.3681521039824E-05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24151" calcext:value-type="float">
            <text:p>0.000224151</text:p>
          </table:table-cell>
          <table:table-cell table:formula="of:=IF([.B40]=0;0;IF([.B40]=1;1;LN([.B40]/(1-[.B40]))+0.5))" office:value-type="float" office:value="-7.90296644994895" calcext:value-type="float">
            <text:p>-7.90296644994895</text:p>
          </table:table-cell>
          <table:table-cell table:formula="of:=IF([.B40]=0;0;IF([.B40]=1;1;[.C40]+VLOOKUP([.$A40]; [.$G$2:.$H$42]; 2; 0)))" office:value-type="float" office:value="-7.89810919378439" calcext:value-type="float">
            <text:p>-7.89810919378439</text:p>
          </table:table-cell>
          <table:table-cell table:formula="of:=IF([.B40]=0;0;IF([.B40]=1;1;1/(1+EXP(-[.D40]+0.5))))" office:value-type="float" office:value="0.000225242161472236" calcext:value-type="float">
            <text:p>0.00022524216147223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0.00000556913493903098" calcext:value-type="float">
            <text:p>-5.56913493903098E-06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591462" calcext:value-type="float">
            <text:p>5.91E-06</text:p>
          </table:table-cell>
          <table:table-cell table:formula="of:=IF([.B41]=0;0;IF([.B41]=1;1;LN([.B41]/(1-[.B41]))+0.5))" office:value-type="float" office:value="-11.538077391409" calcext:value-type="float">
            <text:p>-11.538077391409</text:p>
          </table:table-cell>
          <table:table-cell table:formula="of:=IF([.B41]=0;0;IF([.B41]=1;1;[.C41]+VLOOKUP([.$A41]; [.$G$2:.$H$42]; 2; 0)))" office:value-type="float" office:value="-11.5332777168513" calcext:value-type="float">
            <text:p>-11.5332777168513</text:p>
          </table:table-cell>
          <table:table-cell table:formula="of:=IF([.B41]=0;0;IF([.B41]=1;1;1/(1+EXP(-[.D41]+0.5))))" office:value-type="float" office:value="0.00000594307631832387" calcext:value-type="float">
            <text:p>5.94307631832387E-06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0.00000124655460194648" calcext:value-type="float">
            <text:p>-1.24655460194648E-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2]=0;0;IF([.B42]=1;1;LN([.B42]/(1-[.B42]))+0.5))" office:value-type="float" office:value="0" calcext:value-type="float">
            <text:p>0</text:p>
          </table:table-cell>
          <table:table-cell table:formula="of:=IF([.B42]=0;0;IF([.B42]=1;1;[.C42]+VLOOKUP([.$A42]; [.$G$2:.$H$42]; 2; 0)))" office:value-type="float" office:value="0" calcext:value-type="float">
            <text:p>0</text:p>
          </table:table-cell>
          <table:table-cell table:formula="of:=IF([.B42]=0;0;IF([.B42]=1;1;1/(1+EXP(-[.D42]+0.5))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796874999755" calcext:value-type="float">
            <text:p>-1.9796874999755E-0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0701" calcext:value-type="float">
            <text:p>0.000140701</text:p>
          </table:table-cell>
          <table:table-cell table:formula="of:=IF([.B43]=0;0;IF([.B43]=1;1;LN([.B43]/(1-[.B43]))+0.5))" office:value-type="float" office:value="-8.36873277564933" calcext:value-type="float">
            <text:p>-8.36873277564933</text:p>
          </table:table-cell>
          <table:table-cell table:formula="of:=IF([.B43]=0;0;IF([.B43]=1;1;[.C43]+VLOOKUP([.$A43]; [.$G$2:.$H$42]; 2; 0)))" office:value-type="float" office:value="-8.36330510904906" calcext:value-type="float">
            <text:p>-8.36330510904906</text:p>
          </table:table-cell>
          <table:table-cell table:formula="of:=IF([.B43]=0;0;IF([.B43]=1;1;1/(1+EXP(-[.D43]+0.5))))" office:value-type="float" office:value="0.000141466646039429" calcext:value-type="float">
            <text:p>0.00014146664603942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11839" calcext:value-type="float">
            <text:p>0.0111839</text:p>
          </table:table-cell>
          <table:table-cell table:formula="of:=IF([.B44]=0;0;IF([.B44]=1;1;LN([.B44]/(1-[.B44]))+0.5))" office:value-type="float" office:value="-3.98203312482663" calcext:value-type="float">
            <text:p>-3.98203312482663</text:p>
          </table:table-cell>
          <table:table-cell table:formula="of:=IF([.B44]=0;0;IF([.B44]=1;1;[.C44]+VLOOKUP([.$A44]; [.$G$2:.$H$42]; 2; 0)))" office:value-type="float" office:value="-3.97601013758151" calcext:value-type="float">
            <text:p>-3.97601013758151</text:p>
          </table:table-cell>
          <table:table-cell table:formula="of:=IF([.B44]=0;0;IF([.B44]=1;1;1/(1+EXP(-[.D44]+0.5))))" office:value-type="float" office:value="0.0112507036108746" calcext:value-type="float">
            <text:p>0.0112507036108746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56349" calcext:value-type="float">
            <text:p>0.000856349</text:p>
          </table:table-cell>
          <table:table-cell table:formula="of:=IF([.B45]=0;0;IF([.B45]=1;1;LN([.B45]/(1-[.B45]))+0.5))" office:value-type="float" office:value="-6.56197583875714" calcext:value-type="float">
            <text:p>-6.56197583875714</text:p>
          </table:table-cell>
          <table:table-cell table:formula="of:=IF([.B45]=0;0;IF([.B45]=1;1;[.C45]+VLOOKUP([.$A45]; [.$G$2:.$H$42]; 2; 0)))" office:value-type="float" office:value="-6.5562606725051" calcext:value-type="float">
            <text:p>-6.5562606725051</text:p>
          </table:table-cell>
          <table:table-cell table:formula="of:=IF([.B45]=0;0;IF([.B45]=1;1;1/(1+EXP(-[.D45]+0.5))))" office:value-type="float" office:value="0.000861252961911" calcext:value-type="float">
            <text:p>0.00086125296191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4855" calcext:value-type="float">
            <text:p>1.85E-05</text:p>
          </table:table-cell>
          <table:table-cell table:formula="of:=IF([.B46]=0;0;IF([.B46]=1;1;LN([.B46]/(1-[.B46]))+0.5))" office:value-type="float" office:value="-10.398505431312" calcext:value-type="float">
            <text:p>-10.398505431312</text:p>
          </table:table-cell>
          <table:table-cell table:formula="of:=IF([.B46]=0;0;IF([.B46]=1;1;[.C46]+VLOOKUP([.$A46]; [.$G$2:.$H$42]; 2; 0)))" office:value-type="float" office:value="-10.3936481751475" calcext:value-type="float">
            <text:p>-10.3936481751475</text:p>
          </table:table-cell>
          <table:table-cell table:formula="of:=IF([.B46]=0;0;IF([.B46]=1;1;1/(1+EXP(-[.D46]+0.5))))" office:value-type="float" office:value="0.0000185755055540156" calcext:value-type="float">
            <text:p>1.85755055540156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+0.5))" office:value-type="float" office:value="0" calcext:value-type="float">
            <text:p>0</text:p>
          </table:table-cell>
          <table:table-cell table:formula="of:=IF([.B47]=0;0;IF([.B47]=1;1;[.C47]+VLOOKUP([.$A47]; [.$G$2:.$H$42]; 2; 0)))" office:value-type="float" office:value="0" calcext:value-type="float">
            <text:p>0</text:p>
          </table:table-cell>
          <table:table-cell table:formula="of:=IF([.B47]=0;0;IF([.B47]=1;1;1/(1+EXP(-[.D4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124923" calcext:value-type="float">
            <text:p>1.25E-09</text:p>
          </table:table-cell>
          <table:table-cell table:formula="of:=IF([.B48]=0;0;IF([.B48]=1;1;LN([.B48]/(1-[.B48]))+0.5))" office:value-type="float" office:value="-20.0007384741889" calcext:value-type="float">
            <text:p>-20.0007384741889</text:p>
          </table:table-cell>
          <table:table-cell table:formula="of:=IF([.B48]=0;0;IF([.B48]=1;1;[.C48]+VLOOKUP([.$A48]; [.$G$2:.$H$42]; 2; 0)))" office:value-type="float" office:value="-19.9959690025193" calcext:value-type="float">
            <text:p>-19.9959690025193</text:p>
          </table:table-cell>
          <table:table-cell table:formula="of:=IF([.B48]=0;0;IF([.B48]=1;1;1/(1+EXP(-[.D48]+0.5))))" office:value-type="float" office:value="0.00000000125520239836" calcext:value-type="float">
            <text:p>1.25520239835715E-0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21019" calcext:value-type="float">
            <text:p>0.000221019</text:p>
          </table:table-cell>
          <table:table-cell table:formula="of:=IF([.B49]=0;0;IF([.B49]=1;1;LN([.B49]/(1-[.B49]))+0.5))" office:value-type="float" office:value="-7.917040843863" calcext:value-type="float">
            <text:p>-7.917040843863</text:p>
          </table:table-cell>
          <table:table-cell table:formula="of:=IF([.B49]=0;0;IF([.B49]=1;1;[.C49]+VLOOKUP([.$A49]; [.$G$2:.$H$42]; 2; 0)))" office:value-type="float" office:value="-7.91132567761096" calcext:value-type="float">
            <text:p>-7.91132567761096</text:p>
          </table:table-cell>
          <table:table-cell table:formula="of:=IF([.B49]=0;0;IF([.B49]=1;1;1/(1+EXP(-[.D49]+0.5))))" office:value-type="float" office:value="0.000222285495215692" calcext:value-type="float">
            <text:p>0.000222285495215692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34773" calcext:value-type="float">
            <text:p>0.00234773</text:p>
          </table:table-cell>
          <table:table-cell table:formula="of:=IF([.B50]=0;0;IF([.B50]=1;1;LN([.B50]/(1-[.B50]))+0.5))" office:value-type="float" office:value="-5.55195588487131" calcext:value-type="float">
            <text:p>-5.55195588487131</text:p>
          </table:table-cell>
          <table:table-cell table:formula="of:=IF([.B50]=0;0;IF([.B50]=1;1;[.C50]+VLOOKUP([.$A50]; [.$G$2:.$H$42]; 2; 0)))" office:value-type="float" office:value="-5.54590732817896" calcext:value-type="float">
            <text:p>-5.54590732817896</text:p>
          </table:table-cell>
          <table:table-cell table:formula="of:=IF([.B50]=0;0;IF([.B50]=1;1;1/(1+EXP(-[.D50]+0.5))))" office:value-type="float" office:value="0.00236193976853904" calcext:value-type="float">
            <text:p>0.00236193976853904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8161" calcext:value-type="float">
            <text:p>1.18E-05</text:p>
          </table:table-cell>
          <table:table-cell table:formula="of:=IF([.B51]=0;0;IF([.B51]=1;1;LN([.B51]/(1-[.B51]))+0.5))" office:value-type="float" office:value="-10.8460357335003" calcext:value-type="float">
            <text:p>-10.8460357335003</text:p>
          </table:table-cell>
          <table:table-cell table:formula="of:=IF([.B51]=0;0;IF([.B51]=1;1;[.C51]+VLOOKUP([.$A51]; [.$G$2:.$H$42]; 2; 0)))" office:value-type="float" office:value="-10.8413908122364" calcext:value-type="float">
            <text:p>-10.8413908122364</text:p>
          </table:table-cell>
          <table:table-cell table:formula="of:=IF([.B51]=0;0;IF([.B51]=1;1;1/(1+EXP(-[.D51]+0.5))))" office:value-type="float" office:value="0.000011871111866589" calcext:value-type="float">
            <text:p>1.1871111866589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09534" calcext:value-type="float">
            <text:p>3.10E-05</text:p>
          </table:table-cell>
          <table:table-cell table:formula="of:=IF([.B52]=0;0;IF([.B52]=1;1;LN([.B52]/(1-[.B52]))+0.5))" office:value-type="float" office:value="-9.88299675638398" calcext:value-type="float">
            <text:p>-9.88299675638398</text:p>
          </table:table-cell>
          <table:table-cell table:formula="of:=IF([.B52]=0;0;IF([.B52]=1;1;[.C52]+VLOOKUP([.$A52]; [.$G$2:.$H$42]; 2; 0)))" office:value-type="float" office:value="-9.87813950021942" calcext:value-type="float">
            <text:p>-9.87813950021942</text:p>
          </table:table-cell>
          <table:table-cell table:formula="of:=IF([.B52]=0;0;IF([.B52]=1;1;1/(1+EXP(-[.D52]+0.5))))" office:value-type="float" office:value="0.0000311041096378568" calcext:value-type="float">
            <text:p>3.11041096378568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36901" calcext:value-type="float">
            <text:p>0.000436901</text:p>
          </table:table-cell>
          <table:table-cell table:formula="of:=IF([.B53]=0;0;IF([.B53]=1;1;LN([.B53]/(1-[.B53]))+0.5))" office:value-type="float" office:value="-7.23536693668717" calcext:value-type="float">
            <text:p>-7.23536693668717</text:p>
          </table:table-cell>
          <table:table-cell table:formula="of:=IF([.B53]=0;0;IF([.B53]=1;1;[.C53]+VLOOKUP([.$A53]; [.$G$2:.$H$42]; 2; 0)))" office:value-type="float" office:value="-7.23050968052261" calcext:value-type="float">
            <text:p>-7.23050968052261</text:p>
          </table:table-cell>
          <table:table-cell table:formula="of:=IF([.B53]=0;0;IF([.B53]=1;1;1/(1+EXP(-[.D53]+0.5))))" office:value-type="float" office:value="0.000439027368375324" calcext:value-type="float">
            <text:p>0.000439027368375324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321" calcext:value-type="float">
            <text:p>0.01321</text:p>
          </table:table-cell>
          <table:table-cell table:formula="of:=IF([.B54]=0;0;IF([.B54]=1;1;LN([.B54]/(1-[.B54]))+0.5))" office:value-type="float" office:value="-3.81348313230391" calcext:value-type="float">
            <text:p>-3.81348313230391</text:p>
          </table:table-cell>
          <table:table-cell table:formula="of:=IF([.B54]=0;0;IF([.B54]=1;1;[.C54]+VLOOKUP([.$A54]; [.$G$2:.$H$42]; 2; 0)))" office:value-type="float" office:value="-3.8074601450588" calcext:value-type="float">
            <text:p>-3.8074601450588</text:p>
          </table:table-cell>
          <table:table-cell table:formula="of:=IF([.B54]=0;0;IF([.B54]=1;1;1/(1+EXP(-[.D54]+0.5))))" office:value-type="float" office:value="0.0132887432572113" calcext:value-type="float">
            <text:p>0.0132887432572113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724968" calcext:value-type="float">
            <text:p>7.25E-08</text:p>
          </table:table-cell>
          <table:table-cell table:formula="of:=IF([.B55]=0;0;IF([.B55]=1;1;LN([.B55]/(1-[.B55]))+0.5))" office:value-type="float" office:value="-15.9397233414941" calcext:value-type="float">
            <text:p>-15.9397233414941</text:p>
          </table:table-cell>
          <table:table-cell table:formula="of:=IF([.B55]=0;0;IF([.B55]=1;1;[.C55]+VLOOKUP([.$A55]; [.$G$2:.$H$42]; 2; 0)))" office:value-type="float" office:value="-15.934859332354" calcext:value-type="float">
            <text:p>-15.934859332354</text:p>
          </table:table-cell>
          <table:table-cell table:formula="of:=IF([.B55]=0;0;IF([.B55]=1;1;1/(1+EXP(-[.D55]+0.5))))" office:value-type="float" office:value="0.00000007285028405006" calcext:value-type="float">
            <text:p>7.28502840500563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01198" calcext:value-type="float">
            <text:p>0.00301198</text:p>
          </table:table-cell>
          <table:table-cell table:formula="of:=IF([.B56]=0;0;IF([.B56]=1;1;LN([.B56]/(1-[.B56]))+0.5))" office:value-type="float" office:value="-5.30214108403214" calcext:value-type="float">
            <text:p>-5.30214108403214</text:p>
          </table:table-cell>
          <table:table-cell table:formula="of:=IF([.B56]=0;0;IF([.B56]=1;1;[.C56]+VLOOKUP([.$A56]; [.$G$2:.$H$42]; 2; 0)))" office:value-type="float" office:value="-5.29626578878205" calcext:value-type="float">
            <text:p>-5.29626578878205</text:p>
          </table:table-cell>
          <table:table-cell table:formula="of:=IF([.B56]=0;0;IF([.B56]=1;1;1/(1+EXP(-[.D56]+0.5))))" office:value-type="float" office:value="0.00302967458740505" calcext:value-type="float">
            <text:p>0.003029674587405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51758" calcext:value-type="float">
            <text:p>0.000151758</text:p>
          </table:table-cell>
          <table:table-cell table:formula="of:=IF([.B57]=0;0;IF([.B57]=1;1;LN([.B57]/(1-[.B57]))+0.5))" office:value-type="float" office:value="-8.29307164161116" calcext:value-type="float">
            <text:p>-8.29307164161116</text:p>
          </table:table-cell>
          <table:table-cell table:formula="of:=IF([.B57]=0;0;IF([.B57]=1;1;[.C57]+VLOOKUP([.$A57]; [.$G$2:.$H$42]; 2; 0)))" office:value-type="float" office:value="-8.28735647535912" calcext:value-type="float">
            <text:p>-8.28735647535912</text:p>
          </table:table-cell>
          <table:table-cell table:formula="of:=IF([.B57]=0;0;IF([.B57]=1;1;1/(1+EXP(-[.D57]+0.5))))" office:value-type="float" office:value="0.000152627672617321" calcext:value-type="float">
            <text:p>0.000152627672617321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281701" calcext:value-type="float">
            <text:p>2.82E-05</text:p>
          </table:table-cell>
          <table:table-cell table:formula="of:=IF([.B58]=0;0;IF([.B58]=1;1;LN([.B58]/(1-[.B58]))+0.5))" office:value-type="float" office:value="-9.97722125570975" calcext:value-type="float">
            <text:p>-9.97722125570975</text:p>
          </table:table-cell>
          <table:table-cell table:formula="of:=IF([.B58]=0;0;IF([.B58]=1;1;[.C58]+VLOOKUP([.$A58]; [.$G$2:.$H$42]; 2; 0)))" office:value-type="float" office:value="-9.97242158115203" calcext:value-type="float">
            <text:p>-9.97242158115203</text:p>
          </table:table-cell>
          <table:table-cell table:formula="of:=IF([.B58]=0;0;IF([.B58]=1;1;1/(1+EXP(-[.D58]+0.5))))" office:value-type="float" office:value="0.0000283056284712288" calcext:value-type="float">
            <text:p>2.83056284712288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75415" calcext:value-type="float">
            <text:p>2.75E-09</text:p>
          </table:table-cell>
          <table:table-cell table:formula="of:=IF([.B59]=0;0;IF([.B59]=1;1;LN([.B59]/(1-[.B59]))+0.5))" office:value-type="float" office:value="-19.2101569691381" calcext:value-type="float">
            <text:p>-19.2101569691381</text:p>
          </table:table-cell>
          <table:table-cell table:formula="of:=IF([.B59]=0;0;IF([.B59]=1;1;[.C59]+VLOOKUP([.$A59]; [.$G$2:.$H$42]; 2; 0)))" office:value-type="float" office:value="-19.2053318206889" calcext:value-type="float">
            <text:p>-19.2053318206889</text:p>
          </table:table-cell>
          <table:table-cell table:formula="of:=IF([.B59]=0;0;IF([.B59]=1;1;1/(1+EXP(-[.D59]+0.5))))" office:value-type="float" office:value="0.00000000276747129533" calcext:value-type="float">
            <text:p>2.76747129533282E-09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5354" calcext:value-type="float">
            <text:p>0.545354</text:p>
          </table:table-cell>
          <table:table-cell table:formula="of:=IF([.B60]=0;0;IF([.B60]=1;1;LN([.B60]/(1-[.B60]))+0.5))" office:value-type="float" office:value="0.681916030930257" calcext:value-type="float">
            <text:p>0.681916030930257</text:p>
          </table:table-cell>
          <table:table-cell table:formula="of:=IF([.B60]=0;0;IF([.B60]=1;1;[.C60]+VLOOKUP([.$A60]; [.$G$2:.$H$42]; 2; 0)))" office:value-type="float" office:value="0.68309773387069" calcext:value-type="float">
            <text:p>0.68309773387069</text:p>
          </table:table-cell>
          <table:table-cell table:formula="of:=IF([.B60]=0;0;IF([.B60]=1;1;1/(1+EXP(-[.D60]+0.5))))" office:value-type="float" office:value="0.545646979253208" calcext:value-type="float">
            <text:p>0.545646979253208</text:p>
          </table:table-cell>
          <table:table-cell table:number-columns-repeated="5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451" calcext:value-type="float">
            <text:p>0.451</text:p>
          </table:table-cell>
          <table:table-cell table:formula="of:=IF([.B61]=0;0;IF([.B61]=1;1;LN([.B61]/(1-[.B61]))+0.5))" office:value-type="float" office:value="0.303368897993148" calcext:value-type="float">
            <text:p>0.303368897993148</text:p>
          </table:table-cell>
          <table:table-cell table:formula="of:=IF([.B61]=0;0;IF([.B61]=1;1;[.C61]+VLOOKUP([.$A61]; [.$G$2:.$H$42]; 2; 0)))" office:value-type="float" office:value="0.304845855107383" calcext:value-type="float">
            <text:p>0.304845855107383</text:p>
          </table:table-cell>
          <table:table-cell table:formula="of:=IF([.B61]=0;0;IF([.B61]=1;1;1/(1+EXP(-[.D61]+0.5))))" office:value-type="float" office:value="0.451365719505495" calcext:value-type="float">
            <text:p>0.45136571950549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=0;0;IF([.B62]=1;1;LN([.B62]/(1-[.B62]))+0.5))" office:value-type="float" office:value="1" calcext:value-type="float">
            <text:p>1</text:p>
          </table:table-cell>
          <table:table-cell table:formula="of:=IF([.B62]=0;0;IF([.B62]=1;1;[.C62]+VLOOKUP([.$A62]; [.$G$2:.$H$42]; 2; 0)))" office:value-type="float" office:value="1" calcext:value-type="float">
            <text:p>1</text:p>
          </table:table-cell>
          <table:table-cell table:formula="of:=IF([.B62]=0;0;IF([.B62]=1;1;1/(1+EXP(-[.D62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25017" calcext:value-type="float">
            <text:p>0.0125017</text:p>
          </table:table-cell>
          <table:table-cell table:formula="of:=IF([.B63]=0;0;IF([.B63]=1;1;LN([.B63]/(1-[.B63]))+0.5))" office:value-type="float" office:value="-3.86931014019371" calcext:value-type="float">
            <text:p>-3.86931014019371</text:p>
          </table:table-cell>
          <table:table-cell table:formula="of:=IF([.B63]=0;0;IF([.B63]=1;1;[.C63]+VLOOKUP([.$A63]; [.$G$2:.$H$42]; 2; 0)))" office:value-type="float" office:value="-3.86326158350137" calcext:value-type="float">
            <text:p>-3.86326158350137</text:p>
          </table:table-cell>
          <table:table-cell table:formula="of:=IF([.B63]=0;0;IF([.B63]=1;1;1/(1+EXP(-[.D63]+0.5))))" office:value-type="float" office:value="0.0125765925014138" calcext:value-type="float">
            <text:p>0.012576592501413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3253" calcext:value-type="float">
            <text:p>0.0023253</text:p>
          </table:table-cell>
          <table:table-cell table:formula="of:=IF([.B64]=0;0;IF([.B64]=1;1;LN([.B64]/(1-[.B64]))+0.5))" office:value-type="float" office:value="-5.56157820830035" calcext:value-type="float">
            <text:p>-5.56157820830035</text:p>
          </table:table-cell>
          <table:table-cell table:formula="of:=IF([.B64]=0;0;IF([.B64]=1;1;[.C64]+VLOOKUP([.$A64]; [.$G$2:.$H$42]; 2; 0)))" office:value-type="float" office:value="-5.55563698017491" calcext:value-type="float">
            <text:p>-5.55563698017491</text:p>
          </table:table-cell>
          <table:table-cell table:formula="of:=IF([.B64]=0;0;IF([.B64]=1;1;1/(1+EXP(-[.D64]+0.5))))" office:value-type="float" office:value="0.00233912384709342" calcext:value-type="float">
            <text:p>0.00233912384709342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694776" calcext:value-type="float">
            <text:p>6.95E-07</text:p>
          </table:table-cell>
          <table:table-cell table:formula="of:=IF([.B65]=0;0;IF([.B65]=1;1;LN([.B65]/(1-[.B65]))+0.5))" office:value-type="float" office:value="-13.6796756507142" calcext:value-type="float">
            <text:p>-13.6796756507142</text:p>
          </table:table-cell>
          <table:table-cell table:formula="of:=IF([.B65]=0;0;IF([.B65]=1;1;[.C65]+VLOOKUP([.$A65]; [.$G$2:.$H$42]; 2; 0)))" office:value-type="float" office:value="-13.6748575011007" calcext:value-type="float">
            <text:p>-13.6748575011007</text:p>
          </table:table-cell>
          <table:table-cell table:formula="of:=IF([.B65]=0;0;IF([.B65]=1;1;1/(1+EXP(-[.D65]+0.5))))" office:value-type="float" office:value="0.00000069813160980224" calcext:value-type="float">
            <text:p>6.98131609802241E-07</text:p>
          </table:table-cell>
          <table:table-cell table:number-columns-repeated="5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10921" calcext:value-type="float">
            <text:p>0.210921</text:p>
          </table:table-cell>
          <table:table-cell table:formula="of:=IF([.B66]=0;0;IF([.B66]=1;1;LN([.B66]/(1-[.B66]))+0.5))" office:value-type="float" office:value="-0.81938278679113" calcext:value-type="float">
            <text:p>-0.81938278679113</text:p>
          </table:table-cell>
          <table:table-cell table:formula="of:=IF([.B66]=0;0;IF([.B66]=1;1;[.C66]+VLOOKUP([.$A66]; [.$G$2:.$H$42]; 2; 0)))" office:value-type="float" office:value="-0.816736790647374" calcext:value-type="float">
            <text:p>-0.816736790647374</text:p>
          </table:table-cell>
          <table:table-cell table:formula="of:=IF([.B66]=0;0;IF([.B66]=1;1;1/(1+EXP(-[.D66]+0.5))))" office:value-type="float" office:value="0.211361718803552" calcext:value-type="float">
            <text:p>0.21136171880355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973766" calcext:value-type="float">
            <text:p>9.74E-06</text:p>
          </table:table-cell>
          <table:table-cell table:formula="of:=IF([.B67]=0;0;IF([.B67]=1;1;LN([.B67]/(1-[.B67]))+0.5))" office:value-type="float" office:value="-11.0394999778728" calcext:value-type="float">
            <text:p>-11.0394999778728</text:p>
          </table:table-cell>
          <table:table-cell table:formula="of:=IF([.B67]=0;0;IF([.B67]=1;1;[.C67]+VLOOKUP([.$A67]; [.$G$2:.$H$42]; 2; 0)))" office:value-type="float" office:value="-11.0344104533317" calcext:value-type="float">
            <text:p>-11.0344104533317</text:p>
          </table:table-cell>
          <table:table-cell table:formula="of:=IF([.B67]=0;0;IF([.B67]=1;1;1/(1+EXP(-[.D67]+0.5))))" office:value-type="float" office:value="0.00000978734590604863" calcext:value-type="float">
            <text:p>9.78734590604863E-06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9839" calcext:value-type="float">
            <text:p>0.0269839</text:p>
          </table:table-cell>
          <table:table-cell table:formula="of:=IF([.B68]=0;0;IF([.B68]=1;1;LN([.B68]/(1-[.B68]))+0.5))" office:value-type="float" office:value="-3.08516023695901" calcext:value-type="float">
            <text:p>-3.08516023695901</text:p>
          </table:table-cell>
          <table:table-cell table:formula="of:=IF([.B68]=0;0;IF([.B68]=1;1;[.C68]+VLOOKUP([.$A68]; [.$G$2:.$H$42]; 2; 0)))" office:value-type="float" office:value="-3.07963955356998" calcext:value-type="float">
            <text:p>-3.07963955356998</text:p>
          </table:table-cell>
          <table:table-cell table:formula="of:=IF([.B68]=0;0;IF([.B68]=1;1;1/(1+EXP(-[.D68]+0.5))))" office:value-type="float" office:value="0.0271292289273615" calcext:value-type="float">
            <text:p>0.027129228927361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99412" calcext:value-type="float">
            <text:p>1.99E-05</text:p>
          </table:table-cell>
          <table:table-cell table:formula="of:=IF([.B69]=0;0;IF([.B69]=1;1;LN([.B69]/(1-[.B69]))+0.5))" office:value-type="float" office:value="-10.3227026733009" calcext:value-type="float">
            <text:p>-10.3227026733009</text:p>
          </table:table-cell>
          <table:table-cell table:formula="of:=IF([.B69]=0;0;IF([.B69]=1;1;[.C69]+VLOOKUP([.$A69]; [.$G$2:.$H$42]; 2; 0)))" office:value-type="float" office:value="-10.3181237232011" calcext:value-type="float">
            <text:p>-10.3181237232011</text:p>
          </table:table-cell>
          <table:table-cell table:formula="of:=IF([.B69]=0;0;IF([.B69]=1;1;1/(1+EXP(-[.D69]+0.5))))" office:value-type="float" office:value="0.0000200327172972142" calcext:value-type="float">
            <text:p>2.00327172972142E-0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774556" calcext:value-type="float">
            <text:p>0.00774556</text:p>
          </table:table-cell>
          <table:table-cell table:formula="of:=IF([.B70]=0;0;IF([.B70]=1;1;LN([.B70]/(1-[.B70]))+0.5))" office:value-type="float" office:value="-4.35285979036423" calcext:value-type="float">
            <text:p>-4.35285979036423</text:p>
          </table:table-cell>
          <table:table-cell table:formula="of:=IF([.B70]=0;0;IF([.B70]=1;1;[.C70]+VLOOKUP([.$A70]; [.$G$2:.$H$42]; 2; 0)))" office:value-type="float" office:value="-4.3469185622388" calcext:value-type="float">
            <text:p>-4.3469185622388</text:p>
          </table:table-cell>
          <table:table-cell table:formula="of:=IF([.B70]=0;0;IF([.B70]=1;1;1/(1+EXP(-[.D70]+0.5))))" office:value-type="float" office:value="0.00779135550129145" calcext:value-type="float">
            <text:p>0.0077913555012914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8059" calcext:value-type="float">
            <text:p>2.18E-05</text:p>
          </table:table-cell>
          <table:table-cell table:formula="of:=IF([.B71]=0;0;IF([.B71]=1;1;LN([.B71]/(1-[.B71]))+0.5))" office:value-type="float" office:value="-10.2333081764466" calcext:value-type="float">
            <text:p>-10.2333081764466</text:p>
          </table:table-cell>
          <table:table-cell table:formula="of:=IF([.B71]=0;0;IF([.B71]=1;1;[.C71]+VLOOKUP([.$A71]; [.$G$2:.$H$42]; 2; 0)))" office:value-type="float" office:value="-10.2286632551827" calcext:value-type="float">
            <text:p>-10.2286632551827</text:p>
          </table:table-cell>
          <table:table-cell table:formula="of:=IF([.B71]=0;0;IF([.B71]=1;1;1/(1+EXP(-[.D71]+0.5))))" office:value-type="float" office:value="0.0000219074200634832" calcext:value-type="float">
            <text:p>2.19074200634832E-05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495518" calcext:value-type="float">
            <text:p>0.00495518</text:p>
          </table:table-cell>
          <table:table-cell table:formula="of:=IF([.B72]=0;0;IF([.B72]=1;1;LN([.B72]/(1-[.B72]))+0.5))" office:value-type="float" office:value="-4.80235428730559" calcext:value-type="float">
            <text:p>-4.80235428730559</text:p>
          </table:table-cell>
          <table:table-cell table:formula="of:=IF([.B72]=0;0;IF([.B72]=1;1;[.C72]+VLOOKUP([.$A72]; [.$G$2:.$H$42]; 2; 0)))" office:value-type="float" office:value="-4.79633130006048" calcext:value-type="float">
            <text:p>-4.79633130006048</text:p>
          </table:table-cell>
          <table:table-cell table:formula="of:=IF([.B72]=0;0;IF([.B72]=1;1;1/(1+EXP(-[.D72]+0.5))))" office:value-type="float" office:value="0.00498496581946442" calcext:value-type="float">
            <text:p>0.0049849658194644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8198" calcext:value-type="float">
            <text:p>1.38E-05</text:p>
          </table:table-cell>
          <table:table-cell table:formula="of:=IF([.B73]=0;0;IF([.B73]=1;1;LN([.B73]/(1-[.B73]))+0.5))" office:value-type="float" office:value="-10.689394391614" calcext:value-type="float">
            <text:p>-10.689394391614</text:p>
          </table:table-cell>
          <table:table-cell table:formula="of:=IF([.B73]=0;0;IF([.B73]=1;1;[.C73]+VLOOKUP([.$A73]; [.$G$2:.$H$42]; 2; 0)))" office:value-type="float" office:value="-10.6843048670729" calcext:value-type="float">
            <text:p>-10.6843048670729</text:p>
          </table:table-cell>
          <table:table-cell table:formula="of:=IF([.B73]=0;0;IF([.B73]=1;1;1/(1+EXP(-[.D73]+0.5))))" office:value-type="float" office:value="0.0000138903145247506" calcext:value-type="float">
            <text:p>1.38903145247506E-05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95488" calcext:value-type="float">
            <text:p>0.0895488</text:p>
          </table:table-cell>
          <table:table-cell table:formula="of:=IF([.B74]=0;0;IF([.B74]=1;1;LN([.B74]/(1-[.B74]))+0.5))" office:value-type="float" office:value="-1.8191565727246" calcext:value-type="float">
            <text:p>-1.8191565727246</text:p>
          </table:table-cell>
          <table:table-cell table:formula="of:=IF([.B74]=0;0;IF([.B74]=1;1;[.C74]+VLOOKUP([.$A74]; [.$G$2:.$H$42]; 2; 0)))" office:value-type="float" office:value="-1.81448673579108" calcext:value-type="float">
            <text:p>-1.81448673579108</text:p>
          </table:table-cell>
          <table:table-cell table:formula="of:=IF([.B74]=0;0;IF([.B74]=1;1;1/(1+EXP(-[.D74]+0.5))))" office:value-type="float" office:value="0.08993026139838" calcext:value-type="float">
            <text:p>0.0899302613983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80811" calcext:value-type="float">
            <text:p>0.00080811</text:p>
          </table:table-cell>
          <table:table-cell table:formula="of:=IF([.B75]=0;0;IF([.B75]=1;1;LN([.B75]/(1-[.B75]))+0.5))" office:value-type="float" office:value="-6.62000393339843" calcext:value-type="float">
            <text:p>-6.62000393339843</text:p>
          </table:table-cell>
          <table:table-cell table:formula="of:=IF([.B75]=0;0;IF([.B75]=1;1;[.C75]+VLOOKUP([.$A75]; [.$G$2:.$H$42]; 2; 0)))" office:value-type="float" office:value="-6.61472707760909" calcext:value-type="float">
            <text:p>-6.61472707760909</text:p>
          </table:table-cell>
          <table:table-cell table:formula="of:=IF([.B75]=0;0;IF([.B75]=1;1;1/(1+EXP(-[.D75]+0.5))))" office:value-type="float" office:value="0.000812382077362352" calcext:value-type="float">
            <text:p>0.00081238207736235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22875" calcext:value-type="float">
            <text:p>0.000522875</text:p>
          </table:table-cell>
          <table:table-cell table:formula="of:=IF([.B76]=0;0;IF([.B76]=1;1;LN([.B76]/(1-[.B76]))+0.5))" office:value-type="float" office:value="-7.05564511645511" calcext:value-type="float">
            <text:p>-7.05564511645511</text:p>
          </table:table-cell>
          <table:table-cell table:formula="of:=IF([.B76]=0;0;IF([.B76]=1;1;[.C76]+VLOOKUP([.$A76]; [.$G$2:.$H$42]; 2; 0)))" office:value-type="float" office:value="-7.05055559191398" calcext:value-type="float">
            <text:p>-7.05055559191398</text:p>
          </table:table-cell>
          <table:table-cell table:formula="of:=IF([.B76]=0;0;IF([.B76]=1;1;1/(1+EXP(-[.D76]+0.5))))" office:value-type="float" office:value="0.000525541566603056" calcext:value-type="float">
            <text:p>0.00052554156660305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428241" calcext:value-type="float">
            <text:p>0.00428241</text:p>
          </table:table-cell>
          <table:table-cell table:formula="of:=IF([.B77]=0;0;IF([.B77]=1;1;LN([.B77]/(1-[.B77]))+0.5))" office:value-type="float" office:value="-4.94894773796816" calcext:value-type="float">
            <text:p>-4.94894773796816</text:p>
          </table:table-cell>
          <table:table-cell table:formula="of:=IF([.B77]=0;0;IF([.B77]=1;1;[.C77]+VLOOKUP([.$A77]; [.$G$2:.$H$42]; 2; 0)))" office:value-type="float" office:value="-4.94311596658372" calcext:value-type="float">
            <text:p>-4.94311596658372</text:p>
          </table:table-cell>
          <table:table-cell table:formula="of:=IF([.B77]=0;0;IF([.B77]=1;1;1/(1+EXP(-[.D77]+0.5))))" office:value-type="float" office:value="0.00430734911312469" calcext:value-type="float">
            <text:p>0.0043073491131246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830506" calcext:value-type="float">
            <text:p>8.31E-05</text:p>
          </table:table-cell>
          <table:table-cell table:formula="of:=IF([.B78]=0;0;IF([.B78]=1;1;LN([.B78]/(1-[.B78]))+0.5))" office:value-type="float" office:value="-8.89597744331866" calcext:value-type="float">
            <text:p>-8.89597744331866</text:p>
          </table:table-cell>
          <table:table-cell table:formula="of:=IF([.B78]=0;0;IF([.B78]=1;1;[.C78]+VLOOKUP([.$A78]; [.$G$2:.$H$42]; 2; 0)))" office:value-type="float" office:value="-8.8911201871541" calcext:value-type="float">
            <text:p>-8.8911201871541</text:p>
          </table:table-cell>
          <table:table-cell table:formula="of:=IF([.B78]=0;0;IF([.B78]=1;1;1/(1+EXP(-[.D78]+0.5))))" office:value-type="float" office:value="0.0000834549455833228" calcext:value-type="float">
            <text:p>8.34549455833228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96676" calcext:value-type="float">
            <text:p>0.000596676</text:p>
          </table:table-cell>
          <table:table-cell table:formula="of:=IF([.B79]=0;0;IF([.B79]=1;1;LN([.B79]/(1-[.B79]))+0.5))" office:value-type="float" office:value="-6.92353945137986" calcext:value-type="float">
            <text:p>-6.92353945137986</text:p>
          </table:table-cell>
          <table:table-cell table:formula="of:=IF([.B79]=0;0;IF([.B79]=1;1;[.C79]+VLOOKUP([.$A79]; [.$G$2:.$H$42]; 2; 0)))" office:value-type="float" office:value="-6.91826259559051" calcext:value-type="float">
            <text:p>-6.91826259559051</text:p>
          </table:table-cell>
          <table:table-cell table:formula="of:=IF([.B79]=0;0;IF([.B79]=1;1;1/(1+EXP(-[.D79]+0.5))))" office:value-type="float" office:value="0.000599831001516184" calcext:value-type="float">
            <text:p>0.000599831001516184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14821" calcext:value-type="float">
            <text:p>0.00214821</text:p>
          </table:table-cell>
          <table:table-cell table:formula="of:=IF([.B80]=0;0;IF([.B80]=1;1;LN([.B80]/(1-[.B80]))+0.5))" office:value-type="float" office:value="-5.64096982103815" calcext:value-type="float">
            <text:p>-5.64096982103815</text:p>
          </table:table-cell>
          <table:table-cell table:formula="of:=IF([.B80]=0;0;IF([.B80]=1;1;[.C80]+VLOOKUP([.$A80]; [.$G$2:.$H$42]; 2; 0)))" office:value-type="float" office:value="-5.63492126434581" calcext:value-type="float">
            <text:p>-5.63492126434581</text:p>
          </table:table-cell>
          <table:table-cell table:formula="of:=IF([.B80]=0;0;IF([.B80]=1;1;1/(1+EXP(-[.D80]+0.5))))" office:value-type="float" office:value="0.00216121477849829" calcext:value-type="float">
            <text:p>0.00216121477849829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497" calcext:value-type="float">
            <text:p>0.0186497</text:p>
          </table:table-cell>
          <table:table-cell table:formula="of:=IF([.B81]=0;0;IF([.B81]=1;1;LN([.B81]/(1-[.B81]))+0.5))" office:value-type="float" office:value="-3.46309942026381" calcext:value-type="float">
            <text:p>-3.46309942026381</text:p>
          </table:table-cell>
          <table:table-cell table:formula="of:=IF([.B81]=0;0;IF([.B81]=1;1;[.C81]+VLOOKUP([.$A81]; [.$G$2:.$H$42]; 2; 0)))" office:value-type="float" office:value="-3.45726764887937" calcext:value-type="float">
            <text:p>-3.45726764887937</text:p>
          </table:table-cell>
          <table:table-cell table:formula="of:=IF([.B81]=0;0;IF([.B81]=1;1;1/(1+EXP(-[.D81]+0.5))))" office:value-type="float" office:value="0.0187567325812233" calcext:value-type="float">
            <text:p>0.0187567325812233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59979" calcext:value-type="float">
            <text:p>0.0259979</text:p>
          </table:table-cell>
          <table:table-cell table:formula="of:=IF([.B82]=0;0;IF([.B82]=1;1;LN([.B82]/(1-[.B82]))+0.5))" office:value-type="float" office:value="-3.123397694169" calcext:value-type="float">
            <text:p>-3.123397694169</text:p>
          </table:table-cell>
          <table:table-cell table:formula="of:=IF([.B82]=0;0;IF([.B82]=1;1;[.C82]+VLOOKUP([.$A82]; [.$G$2:.$H$42]; 2; 0)))" office:value-type="float" office:value="-3.11768252791696" calcext:value-type="float">
            <text:p>-3.11768252791696</text:p>
          </table:table-cell>
          <table:table-cell table:formula="of:=IF([.B82]=0;0;IF([.B82]=1;1;1/(1+EXP(-[.D82]+0.5))))" office:value-type="float" office:value="0.0261430122064881" calcext:value-type="float">
            <text:p>0.0261430122064881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1372" calcext:value-type="float">
            <text:p>0.791372</text:p>
          </table:table-cell>
          <table:table-cell table:formula="of:=IF([.B83]=0;0;IF([.B83]=1;1;LN([.B83]/(1-[.B83]))+0.5))" office:value-type="float" office:value="1.83321538623999" calcext:value-type="float">
            <text:p>1.83321538623999</text:p>
          </table:table-cell>
          <table:table-cell table:formula="of:=IF([.B83]=0;0;IF([.B83]=1;1;[.C83]+VLOOKUP([.$A83]; [.$G$2:.$H$42]; 2; 0)))" office:value-type="float" office:value="1.83381878279002" calcext:value-type="float">
            <text:p>1.83381878279002</text:p>
          </table:table-cell>
          <table:table-cell table:formula="of:=IF([.B83]=0;0;IF([.B83]=1;1;1/(1+EXP(-[.D83]+0.5))))" office:value-type="float" office:value="0.791471604678181" calcext:value-type="float">
            <text:p>0.791471604678181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589193" calcext:value-type="float">
            <text:p>0.0589193</text:p>
          </table:table-cell>
          <table:table-cell table:formula="of:=IF([.B84]=0;0;IF([.B84]=1;1;LN([.B84]/(1-[.B84]))+0.5))" office:value-type="float" office:value="-2.27086018473028" calcext:value-type="float">
            <text:p>-2.27086018473028</text:p>
          </table:table-cell>
          <table:table-cell table:formula="of:=IF([.B84]=0;0;IF([.B84]=1;1;[.C84]+VLOOKUP([.$A84]; [.$G$2:.$H$42]; 2; 0)))" office:value-type="float" office:value="-2.26572582854126" calcext:value-type="float">
            <text:p>-2.26572582854126</text:p>
          </table:table-cell>
          <table:table-cell table:formula="of:=IF([.B84]=0;0;IF([.B84]=1;1;1/(1+EXP(-[.D84]+0.5))))" office:value-type="float" office:value="0.0592046343978186" calcext:value-type="float">
            <text:p>0.059204634397818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767168" calcext:value-type="float">
            <text:p>0.00767168</text:p>
          </table:table-cell>
          <table:table-cell table:formula="of:=IF([.B85]=0;0;IF([.B85]=1;1;LN([.B85]/(1-[.B85]))+0.5))" office:value-type="float" office:value="-4.36251839367252" calcext:value-type="float">
            <text:p>-4.36251839367252</text:p>
          </table:table-cell>
          <table:table-cell table:formula="of:=IF([.B85]=0;0;IF([.B85]=1;1;[.C85]+VLOOKUP([.$A85]; [.$G$2:.$H$42]; 2; 0)))" office:value-type="float" office:value="-4.35668662228809" calcext:value-type="float">
            <text:p>-4.35668662228809</text:p>
          </table:table-cell>
          <table:table-cell table:formula="of:=IF([.B85]=0;0;IF([.B85]=1;1;1/(1+EXP(-[.D85]+0.5))))" office:value-type="float" office:value="0.00771620396551889" calcext:value-type="float">
            <text:p>0.00771620396551889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36435" calcext:value-type="float">
            <text:p>0.00236435</text:p>
          </table:table-cell>
          <table:table-cell table:formula="of:=IF([.B86]=0;0;IF([.B86]=1;1;LN([.B86]/(1-[.B86]))+0.5))" office:value-type="float" office:value="-5.54488498676272" calcext:value-type="float">
            <text:p>-5.54488498676272</text:p>
          </table:table-cell>
          <table:table-cell table:formula="of:=IF([.B86]=0;0;IF([.B86]=1;1;[.C86]+VLOOKUP([.$A86]; [.$G$2:.$H$42]; 2; 0)))" office:value-type="float" office:value="-5.53886199951761" calcext:value-type="float">
            <text:p>-5.53886199951761</text:p>
          </table:table-cell>
          <table:table-cell table:formula="of:=IF([.B86]=0;0;IF([.B86]=1;1;1/(1+EXP(-[.D86]+0.5))))" office:value-type="float" office:value="0.00237859944660784" calcext:value-type="float">
            <text:p>0.00237859944660784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671994" calcext:value-type="float">
            <text:p>6.72E-06</text:p>
          </table:table-cell>
          <table:table-cell table:formula="of:=IF([.B87]=0;0;IF([.B87]=1;1;LN([.B87]/(1-[.B87]))+0.5))" office:value-type="float" office:value="-11.4104246120779" calcext:value-type="float">
            <text:p>-11.4104246120779</text:p>
          </table:table-cell>
          <table:table-cell table:formula="of:=IF([.B87]=0;0;IF([.B87]=1;1;[.C87]+VLOOKUP([.$A87]; [.$G$2:.$H$42]; 2; 0)))" office:value-type="float" office:value="-11.4055673559134" calcext:value-type="float">
            <text:p>-11.4055673559134</text:p>
          </table:table-cell>
          <table:table-cell table:formula="of:=IF([.B87]=0;0;IF([.B87]=1;1;1/(1+EXP(-[.D87]+0.5))))" office:value-type="float" office:value="0.00000675265964910978" calcext:value-type="float">
            <text:p>6.75265964910978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29645" calcext:value-type="float">
            <text:p>0.000129645</text:p>
          </table:table-cell>
          <table:table-cell table:formula="of:=IF([.B88]=0;0;IF([.B88]=1;1;LN([.B88]/(1-[.B88]))+0.5))" office:value-type="float" office:value="-8.45058095868692" calcext:value-type="float">
            <text:p>-8.45058095868692</text:p>
          </table:table-cell>
          <table:table-cell table:formula="of:=IF([.B88]=0;0;IF([.B88]=1;1;[.C88]+VLOOKUP([.$A88]; [.$G$2:.$H$42]; 2; 0)))" office:value-type="float" office:value="-8.44572370252237" calcext:value-type="float">
            <text:p>-8.44572370252237</text:p>
          </table:table-cell>
          <table:table-cell table:formula="of:=IF([.B88]=0;0;IF([.B88]=1;1;1/(1+EXP(-[.D88]+0.5))))" office:value-type="float" office:value="0.000130276168570868" calcext:value-type="float">
            <text:p>0.0001302761685708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; 0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4793" calcext:value-type="float">
            <text:p>0.164793</text:p>
          </table:table-cell>
          <table:table-cell table:formula="of:=IF([.B90]=0;0;IF([.B90]=1;1;LN([.B90]/(1-[.B90]))+0.5))" office:value-type="float" office:value="-1.12298945747421" calcext:value-type="float">
            <text:p>-1.12298945747421</text:p>
          </table:table-cell>
          <table:table-cell table:formula="of:=IF([.B90]=0;0;IF([.B90]=1;1;[.C90]+VLOOKUP([.$A90]; [.$G$2:.$H$42]; 2; 0)))" office:value-type="float" office:value="-1.11785510128518" calcext:value-type="float">
            <text:p>-1.11785510128518</text:p>
          </table:table-cell>
          <table:table-cell table:formula="of:=IF([.B90]=0;0;IF([.B90]=1;1;1/(1+EXP(-[.D90]+0.5))))" office:value-type="float" office:value="0.165500890395422" calcext:value-type="float">
            <text:p>0.165500890395422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15199" calcext:value-type="float">
            <text:p>0.115199</text:p>
          </table:table-cell>
          <table:table-cell table:formula="of:=IF([.B91]=0;0;IF([.B91]=1;1;LN([.B91]/(1-[.B91]))+0.5))" office:value-type="float" office:value="-1.53870169329779" calcext:value-type="float">
            <text:p>-1.53870169329779</text:p>
          </table:table-cell>
          <table:table-cell table:formula="of:=IF([.B91]=0;0;IF([.B91]=1;1;[.C91]+VLOOKUP([.$A91]; [.$G$2:.$H$42]; 2; 0)))" office:value-type="float" office:value="-1.53356733710876" calcext:value-type="float">
            <text:p>-1.53356733710876</text:p>
          </table:table-cell>
          <table:table-cell table:formula="of:=IF([.B91]=0;0;IF([.B91]=1;1;1/(1+EXP(-[.D91]+0.5))))" office:value-type="float" office:value="0.115723370484871" calcext:value-type="float">
            <text:p>0.115723370484871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31874" calcext:value-type="float">
            <text:p>0.00131874</text:p>
          </table:table-cell>
          <table:table-cell table:formula="of:=IF([.B92]=0;0;IF([.B92]=1;1;LN([.B92]/(1-[.B92]))+0.5))" office:value-type="float" office:value="-6.12975893340422" calcext:value-type="float">
            <text:p>-6.12975893340422</text:p>
          </table:table-cell>
          <table:table-cell table:formula="of:=IF([.B92]=0;0;IF([.B92]=1;1;[.C92]+VLOOKUP([.$A92]; [.$G$2:.$H$42]; 2; 0)))" office:value-type="float" office:value="-6.12433126680395" calcext:value-type="float">
            <text:p>-6.12433126680395</text:p>
          </table:table-cell>
          <table:table-cell table:formula="of:=IF([.B92]=0;0;IF([.B92]=1;1;1/(1+EXP(-[.D92]+0.5))))" office:value-type="float" office:value="0.0013259076247711" calcext:value-type="float">
            <text:p>0.0013259076247711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251502" calcext:value-type="float">
            <text:p>0.00251502</text:p>
          </table:table-cell>
          <table:table-cell table:formula="of:=IF([.B93]=0;0;IF([.B93]=1;1;LN([.B93]/(1-[.B93]))+0.5))" office:value-type="float" office:value="-5.48295633520018" calcext:value-type="float">
            <text:p>-5.48295633520018</text:p>
          </table:table-cell>
          <table:table-cell table:formula="of:=IF([.B93]=0;0;IF([.B93]=1;1;[.C93]+VLOOKUP([.$A93]; [.$G$2:.$H$42]; 2; 0)))" office:value-type="float" office:value="-5.47693334795506" calcext:value-type="float">
            <text:p>-5.47693334795506</text:p>
          </table:table-cell>
          <table:table-cell table:formula="of:=IF([.B93]=0;0;IF([.B93]=1;1;1/(1+EXP(-[.D93]+0.5))))" office:value-type="float" office:value="0.00253017520043066" calcext:value-type="float">
            <text:p>0.0025301752004306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33887" calcext:value-type="float">
            <text:p>2.34E-07</text:p>
          </table:table-cell>
          <table:table-cell table:formula="of:=IF([.B94]=0;0;IF([.B94]=1;1;LN([.B94]/(1-[.B94]))+0.5))" office:value-type="float" office:value="-14.7684275103212" calcext:value-type="float">
            <text:p>-14.7684275103212</text:p>
          </table:table-cell>
          <table:table-cell table:formula="of:=IF([.B94]=0;0;IF([.B94]=1;1;[.C94]+VLOOKUP([.$A94]; [.$G$2:.$H$42]; 2; 0)))" office:value-type="float" office:value="-14.7636093607078" calcext:value-type="float">
            <text:p>-14.7636093607078</text:p>
          </table:table-cell>
          <table:table-cell table:formula="of:=IF([.B94]=0;0;IF([.B94]=1;1;1/(1+EXP(-[.D94]+0.5))))" office:value-type="float" office:value="0.00000023501662145107" calcext:value-type="float">
            <text:p>2.35016621451065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3418" calcext:value-type="float">
            <text:p>4.73E-05</text:p>
          </table:table-cell>
          <table:table-cell table:formula="of:=IF([.B95]=0;0;IF([.B95]=1;1;LN([.B95]/(1-[.B95]))+0.5))" office:value-type="float" office:value="-9.45806958886694" calcext:value-type="float">
            <text:p>-9.45806958886694</text:p>
          </table:table-cell>
          <table:table-cell table:formula="of:=IF([.B95]=0;0;IF([.B95]=1;1;[.C95]+VLOOKUP([.$A95]; [.$G$2:.$H$42]; 2; 0)))" office:value-type="float" office:value="-9.45326991430922" calcext:value-type="float">
            <text:p>-9.45326991430922</text:p>
          </table:table-cell>
          <table:table-cell table:formula="of:=IF([.B95]=0;0;IF([.B95]=1;1;1/(1+EXP(-[.D95]+0.5))))" office:value-type="float" office:value="0.00004756956057505" calcext:value-type="float">
            <text:p>4.756956057505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50473" calcext:value-type="float">
            <text:p>0.00650473</text:p>
          </table:table-cell>
          <table:table-cell table:formula="of:=IF([.B96]=0;0;IF([.B96]=1;1;LN([.B96]/(1-[.B96]))+0.5))" office:value-type="float" office:value="-4.52869969646478" calcext:value-type="float">
            <text:p>-4.52869969646478</text:p>
          </table:table-cell>
          <table:table-cell table:formula="of:=IF([.B96]=0;0;IF([.B96]=1;1;[.C96]+VLOOKUP([.$A96]; [.$G$2:.$H$42]; 2; 0)))" office:value-type="float" office:value="-4.52265113977243" calcext:value-type="float">
            <text:p>-4.52265113977243</text:p>
          </table:table-cell>
          <table:table-cell table:formula="of:=IF([.B96]=0;0;IF([.B96]=1;1;1/(1+EXP(-[.D96]+0.5))))" office:value-type="float" office:value="0.00654393521003418" calcext:value-type="float">
            <text:p>0.00654393521003418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32754" calcext:value-type="float">
            <text:p>1.33E-05</text:p>
          </table:table-cell>
          <table:table-cell table:formula="of:=IF([.B97]=0;0;IF([.B97]=1;1;LN([.B97]/(1-[.B97]))+0.5))" office:value-type="float" office:value="-10.7295845839754" calcext:value-type="float">
            <text:p>-10.7295845839754</text:p>
          </table:table-cell>
          <table:table-cell table:formula="of:=IF([.B97]=0;0;IF([.B97]=1;1;[.C97]+VLOOKUP([.$A97]; [.$G$2:.$H$42]; 2; 0)))" office:value-type="float" office:value="-10.7244950594342" calcext:value-type="float">
            <text:p>-10.7244950594342</text:p>
          </table:table-cell>
          <table:table-cell table:formula="of:=IF([.B97]=0;0;IF([.B97]=1;1;1/(1+EXP(-[.D97]+0.5))))" office:value-type="float" office:value="0.000013343136800395" calcext:value-type="float">
            <text:p>1.3343136800395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008" calcext:value-type="float">
            <text:p>0.00089008</text:p>
          </table:table-cell>
          <table:table-cell table:formula="of:=IF([.B98]=0;0;IF([.B98]=1;1;LN([.B98]/(1-[.B98]))+0.5))" office:value-type="float" office:value="-6.52330873528088" calcext:value-type="float">
            <text:p>-6.52330873528088</text:p>
          </table:table-cell>
          <table:table-cell table:formula="of:=IF([.B98]=0;0;IF([.B98]=1;1;[.C98]+VLOOKUP([.$A98]; [.$G$2:.$H$42]; 2; 0)))" office:value-type="float" office:value="-6.51759356902884" calcext:value-type="float">
            <text:p>-6.51759356902884</text:p>
          </table:table-cell>
          <table:table-cell table:formula="of:=IF([.B98]=0;0;IF([.B98]=1;1;1/(1+EXP(-[.D98]+0.5))))" office:value-type="float" office:value="0.000895176952544641" calcext:value-type="float">
            <text:p>0.000895176952544641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05994" calcext:value-type="float">
            <text:p>0.00205994</text:p>
          </table:table-cell>
          <table:table-cell table:formula="of:=IF([.B99]=0;0;IF([.B99]=1;1;LN([.B99]/(1-[.B99]))+0.5))" office:value-type="float" office:value="-5.68301635822382" calcext:value-type="float">
            <text:p>-5.68301635822382</text:p>
          </table:table-cell>
          <table:table-cell table:formula="of:=IF([.B99]=0;0;IF([.B99]=1;1;[.C99]+VLOOKUP([.$A99]; [.$G$2:.$H$42]; 2; 0)))" office:value-type="float" office:value="-5.67792683368269" calcext:value-type="float">
            <text:p>-5.67792683368269</text:p>
          </table:table-cell>
          <table:table-cell table:formula="of:=IF([.B99]=0;0;IF([.B99]=1;1;1/(1+EXP(-[.D99]+0.5))))" office:value-type="float" office:value="0.00207042907813484" calcext:value-type="float">
            <text:p>0.00207042907813484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25774" calcext:value-type="float">
            <text:p>0.00125774</text:p>
          </table:table-cell>
          <table:table-cell table:formula="of:=IF([.B100]=0;0;IF([.B100]=1;1;LN([.B100]/(1-[.B100]))+0.5))" office:value-type="float" office:value="-6.17718028771129" calcext:value-type="float">
            <text:p>-6.17718028771129</text:p>
          </table:table-cell>
          <table:table-cell table:formula="of:=IF([.B100]=0;0;IF([.B100]=1;1;[.C100]+VLOOKUP([.$A100]; [.$G$2:.$H$42]; 2; 0)))" office:value-type="float" office:value="-6.17209076317016" calcext:value-type="float">
            <text:p>-6.17209076317016</text:p>
          </table:table-cell>
          <table:table-cell table:formula="of:=IF([.B100]=0;0;IF([.B100]=1;1;1/(1+EXP(-[.D100]+0.5))))" office:value-type="float" office:value="0.00126414950322432" calcext:value-type="float">
            <text:p>0.00126414950322432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1902" calcext:value-type="float">
            <text:p>1.72E-05</text:p>
          </table:table-cell>
          <table:table-cell table:formula="of:=IF([.B101]=0;0;IF([.B101]=1;1;LN([.B101]/(1-[.B101]))+0.5))" office:value-type="float" office:value="-10.4711539136181" calcext:value-type="float">
            <text:p>-10.4711539136181</text:p>
          </table:table-cell>
          <table:table-cell table:formula="of:=IF([.B101]=0;0;IF([.B101]=1;1;[.C101]+VLOOKUP([.$A101]; [.$G$2:.$H$42]; 2; 0)))" office:value-type="float" office:value="-10.4664363742491" calcext:value-type="float">
            <text:p>-10.4664363742491</text:p>
          </table:table-cell>
          <table:table-cell table:formula="of:=IF([.B101]=0;0;IF([.B101]=1;1;1/(1+EXP(-[.D101]+0.5))))" office:value-type="float" office:value="0.000017271485627945" calcext:value-type="float">
            <text:p>1.7271485627945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48787626985418" calcext:value-type="float">
            <text:p>0.0448787626985418</text:p>
          </table:table-cell>
          <table:table-cell table:style-name="ce3" table:formula="of:=AVERAGE([.C2:.C101])" office:value-type="float" office:value="-6.51778791528401" calcext:value-type="float">
            <text:p>-6.51778791528401</text:p>
          </table:table-cell>
          <table:table-cell table:style-name="ce3" table:formula="of:=AVERAGE([.D2:.D101])" office:value-type="float" office:value="-6.51322331550066" calcext:value-type="float">
            <text:p>-6.51322331550066</text:p>
          </table:table-cell>
          <table:table-cell table:style-name="ce3" table:formula="of:=AVERAGE([.E2:.E101])" office:value-type="float" office:value="0.0449470199483396" calcext:value-type="float">
            <text:p>0.0449470199483396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24:09.519545250</dc:date>
    <meta:editing-duration>PT1H38M21S</meta:editing-duration>
    <meta:editing-cycles>26</meta:editing-cycles>
    <meta:generator>LibreOffice/7.3.7.2$Linux_X86_64 LibreOffice_project/30$Build-2</meta:generator>
    <meta:document-statistic meta:table-count="1" meta:cell-count="594" meta:object-count="0"/>
  </office:meta>
</office:document-meta>
</file>